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38%" style:writing-mode="lr-tb"/>
      <style:text-properties fo:font-weight="normal"/>
    </style:style>
    <style:style style:name="P3" style:family="paragraph" style:parent-style-name="Text_20_body">
      <style:paragraph-properties fo:margin-top="0in" fo:margin-bottom="0in" fo:line-height="130%" style:writing-mode="lr-tb"/>
      <style:text-properties fo:font-weight="normal"/>
    </style:style>
    <style:style style:name="P4" style:family="paragraph" style:parent-style-name="Text_20_body">
      <style:paragraph-properties fo:margin-top="0in" fo:margin-bottom="0in" fo:line-height="120%" style:writing-mode="lr-tb"/>
      <style:text-properties fo:font-weight="normal"/>
    </style:style>
    <style:style style:name="P5" style:family="paragraph" style:parent-style-name="Text_20_body">
      <style:paragraph-properties fo:margin-top="0in" fo:margin-bottom="0in" fo:line-height="138%" style:writing-mode="lr-tb"/>
      <style:text-properties fo:font-variant="normal" fo:text-transform="none" fo:color="#000000" style:text-line-through-style="none" style:text-underline-style="none" style:text-blinking="false" fo:background-color="transparent"/>
    </style:style>
    <style:style style:name="P6" style:family="paragraph" style:parent-style-name="Text_20_body">
      <style:paragraph-properties fo:margin-top="0in" fo:margin-bottom="0in" fo:line-height="130%"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parent-style-name="Text_20_body">
      <style:paragraph-properties fo:margin-top="0in" fo:margin-bottom="0in" fo:line-height="13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Text_20_body">
      <style:paragraph-properties fo:margin-top="0in" fo:margin-bottom="0in" fo:line-height="12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ffffff"/>
    </style:style>
    <style:style style:name="P11" style:family="paragraph" style:parent-style-name="Text_20_body">
      <style:paragraph-properties fo:margin-top="0in" fo:margin-bottom="0in" fo:line-height="120%" style:writing-mode="lr-tb"/>
      <style:text-properties fo:font-variant="normal" fo:text-transform="none" fo:color="#222222" style:text-line-through-style="none" style:font-name="Arial1" fo:font-size="11pt" fo:font-style="normal" style:text-underline-style="none" fo:font-weight="normal" style:text-blinking="false" fo:background-color="#ffffff"/>
    </style:style>
    <style:style style:name="P12" style:family="paragraph" style:parent-style-name="Text_20_body">
      <style:paragraph-properties fo:margin-top="0in" fo:margin-bottom="0in" fo:line-height="138%" style:writing-mode="lr-tb"/>
      <style:text-properties fo:font-variant="normal" fo:text-transform="none" fo:color="#222222" style:text-line-through-style="none" style:font-name="Arial1" fo:font-size="11pt" fo:font-style="normal" style:text-underline-style="none" fo:font-weight="normal" style:text-blinking="false" fo:background-color="#ffffff"/>
    </style:style>
    <style:style style:name="P13" style:family="paragraph" style:parent-style-name="Text_20_body">
      <style:paragraph-properties fo:margin-top="0in" fo:margin-bottom="0in" fo:line-height="138%" style:writing-mode="lr-tb"/>
      <style:text-properties fo:font-variant="normal" fo:text-transform="none" fo:color="#222222" style:text-line-through-style="none" style:font-name="Arial1" fo:font-size="11pt" fo:font-style="normal" style:text-underline-style="none" fo:font-weight="normal" style:text-blinking="false" fo:background-color="transparent"/>
    </style:style>
    <style:style style:name="P14" style:family="paragraph" style:parent-style-name="Text_20_body">
      <style:paragraph-properties fo:margin-top="0in" fo:margin-bottom="0in" fo:line-height="120%" style:writing-mode="lr-tb"/>
      <style:text-properties fo:font-variant="normal" fo:text-transform="none" fo:color="#222222" style:text-line-through-style="none" style:font-name="Arial1" fo:font-size="10.5pt" fo:font-style="normal" style:text-underline-style="none" fo:font-weight="normal" style:text-blinking="false" fo:background-color="#ffffff"/>
    </style:style>
    <style:style style:name="P15" style:family="paragraph" style:parent-style-name="Text_20_body">
      <style:paragraph-properties fo:margin-top="0in" fo:margin-bottom="0in" fo:line-height="120%" style:writing-mode="lr-tb"/>
      <style:text-properties fo:font-variant="normal" fo:text-transform="none" fo:color="#222222" style:text-line-through-style="none" style:text-underline-style="none" style:text-blinking="false" fo:background-color="#ffffff"/>
    </style:style>
    <style:style style:name="P16" style:family="paragraph" style:parent-style-name="Text_20_body">
      <style:paragraph-properties fo:margin-top="0in" fo:margin-bottom="0in" fo:line-height="138%" style:writing-mode="lr-tb"/>
      <style:text-properties fo:font-variant="normal" fo:text-transform="none" fo:color="#222222" style:text-line-through-style="none" style:text-underline-style="none" style:text-blinking="false" fo:background-color="transparent"/>
    </style:style>
    <style:style style:name="P17" style:family="paragraph" style:parent-style-name="Text_20_body">
      <style:paragraph-properties fo:margin-top="0in" fo:margin-bottom="0in" fo:line-height="138%" style:writing-mode="lr-tb"/>
      <style:text-properties fo:font-variant="normal" fo:text-transform="none" fo:color="#333333" style:text-line-through-style="none" style:font-name="Arial1" fo:font-size="11pt" fo:font-style="normal" style:text-underline-style="none" fo:font-weight="normal" style:text-blinking="false" fo:background-color="#ffffff"/>
    </style:style>
    <style:style style:name="P18" style:family="paragraph" style:parent-style-name="Text_20_body">
      <style:paragraph-properties fo:margin-top="0in" fo:margin-bottom="0in" fo:line-height="120%" style:writing-mode="lr-tb"/>
      <style:text-properties fo:font-variant="normal" fo:text-transform="none" fo:color="#202124" style:text-line-through-style="none" style:font-name="Arial1" fo:font-size="11pt" fo:font-style="normal" style:text-underline-style="none" fo:font-weight="normal" style:text-blinking="false" fo:background-color="#ffffff"/>
    </style:style>
    <style:style style:name="P19" style:family="paragraph" style:parent-style-name="Text_20_body">
      <style:paragraph-properties fo:margin-top="0in" fo:margin-bottom="0in" fo:line-height="138%" style:writing-mode="lr-tb"/>
    </style:style>
    <style:style style:name="P20" style:family="paragraph" style:parent-style-name="Text_20_body">
      <style:paragraph-properties fo:margin-top="0in" fo:margin-bottom="0in" fo:line-height="120%" style:writing-mode="lr-tb"/>
    </style:style>
    <style:style style:name="P21" style:family="paragraph" style:parent-style-name="Text_20_body">
      <style:paragraph-properties fo:margin-top="0.0835in" fo:margin-bottom="0in" fo:line-height="130%" style:writing-mode="lr-tb"/>
      <style:text-properties fo:font-weight="normal"/>
    </style:style>
    <style:style style:name="P22" style:family="paragraph" style:parent-style-name="Text_20_body">
      <style:paragraph-properties fo:margin-top="0.1665in" fo:margin-bottom="0in" fo:line-height="13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3" style:family="paragraph" style:parent-style-name="Text_20_body">
      <style:paragraph-properties fo:margin-top="0.1665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4" style:family="paragraph" style:parent-style-name="Text_20_body">
      <style:paragraph-properties fo:margin-top="0.1665in" fo:margin-bottom="0in" fo:line-height="12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5" style:family="paragraph" style:parent-style-name="Text_20_body">
      <style:paragraph-properties fo:margin-top="0.1665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ffffff"/>
    </style:style>
    <style:style style:name="P26" style:family="paragraph" style:parent-style-name="Text_20_body">
      <style:paragraph-properties fo:margin-top="0.1665in" fo:margin-bottom="0in" fo:line-height="138%" style:writing-mode="lr-tb"/>
      <style:text-properties fo:font-variant="normal" fo:text-transform="none" fo:color="#000000" style:text-line-through-style="none" style:text-underline-style="none" style:text-blinking="false"/>
    </style:style>
    <style:style style:name="P27" style:family="paragraph" style:parent-style-name="Text_20_body">
      <style:paragraph-properties fo:margin-top="0.1665in" fo:margin-bottom="0in" fo:line-height="138%" style:writing-mode="lr-tb"/>
      <style:text-properties fo:font-variant="normal" fo:text-transform="none" fo:color="#141823" style:text-line-through-style="none" style:font-name="Arial1" fo:font-size="11pt" fo:font-style="normal" style:text-underline-style="none" fo:font-weight="normal" style:text-blinking="false" fo:background-color="transparent"/>
    </style:style>
    <style:style style:name="P28" style:family="paragraph" style:parent-style-name="Text_20_body">
      <style:paragraph-properties fo:margin-top="0.1665in" fo:margin-bottom="0in" fo:line-height="138%" style:writing-mode="lr-tb"/>
      <style:text-properties fo:font-weight="normal"/>
    </style:style>
    <style:style style:name="P29" style:family="paragraph" style:parent-style-name="Text_20_body">
      <style:paragraph-properties fo:margin-top="0.1665in" fo:margin-bottom="0in" fo:line-height="120%" style:writing-mode="lr-tb"/>
      <style:text-properties fo:font-weight="normal"/>
    </style:style>
    <style:style style:name="P30" style:family="paragraph" style:parent-style-name="Text_20_body">
      <style:paragraph-properties fo:margin-top="0in" fo:margin-bottom="0.1945in" fo:line-height="120%" style:writing-mode="lr-tb"/>
      <style:text-properties fo:font-variant="normal" fo:text-transform="none" fo:color="#222222" style:text-line-through-style="none" style:font-name="Arial1" fo:font-size="11pt" fo:font-style="normal" style:text-underline-style="none" fo:font-weight="normal" style:text-blinking="false" fo:background-color="#ffffff"/>
    </style:style>
    <style:style style:name="P31" style:family="paragraph" style:parent-style-name="Text_20_body">
      <style:paragraph-properties fo:margin-top="0in" fo:margin-bottom="0.1945in" fo:line-height="196%" style:writing-mode="lr-tb"/>
      <style:text-properties fo:font-variant="normal" fo:text-transform="none" fo:color="#222222" style:text-line-through-style="none" style:font-name="Arial1" fo:font-size="11pt" fo:font-style="normal" style:text-underline-style="none" fo:font-weight="normal" style:text-blinking="false" fo:background-color="#ffffff"/>
    </style:style>
    <style:style style:name="P32" style:family="paragraph" style:parent-style-name="Text_20_body">
      <style:paragraph-properties fo:margin-top="0in" fo:margin-bottom="0.1945in" fo:line-height="120%" style:writing-mode="lr-tb"/>
      <style:text-properties fo:font-weight="normal"/>
    </style:style>
    <style:style style:name="T1"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style:text-blinking="false" fo:background-color="#ffffff"/>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00" style:text-line-through-style="none" style:text-underline-style="none" style:text-blinking="false" fo:background-color="#ffff00"/>
    </style:style>
    <style:style style:name="T7" style:family="text">
      <style:text-properties fo:font-variant="normal" fo:text-transform="none" fo:color="#000000" style:text-line-through-style="none" style:text-underline-style="none" style:text-blinking="false" fo:background-color="#ffffff"/>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141823" style:text-line-through-style="none" style:font-name="Arial1" fo:font-size="11pt" fo:font-style="normal" style:text-underline-style="none" style:text-blinking="false" fo:background-color="transparent"/>
    </style:style>
    <style:style style:name="T10" style:family="text">
      <style:text-properties fo:font-variant="normal" fo:text-transform="none" fo:color="#222222" style:text-line-through-style="none" style:font-name="Arial1" fo:font-size="11pt" fo:font-style="normal" style:text-underline-style="none" style:text-blinking="false" fo:background-color="#ffffff"/>
    </style:style>
    <style:style style:name="T11" style:family="text">
      <style:text-properties fo:font-variant="normal" fo:text-transform="none" fo:color="#222222" style:text-line-through-style="none" style:font-name="Arial1" fo:font-size="11pt" fo:font-style="normal" style:text-underline-style="none" style:text-blinking="false" fo:background-color="transparent"/>
    </style:style>
    <style:style style:name="T12" style:family="text">
      <style:text-properties fo:font-variant="normal" fo:text-transform="none" fo:color="#222222" style:text-line-through-style="none" style:font-name="Arial1" fo:font-size="11pt" fo:font-style="normal" style:text-underline-style="none" fo:font-weight="bold" style:text-blinking="false" fo:background-color="#ffffff"/>
    </style:style>
    <style:style style:name="T13" style:family="text">
      <style:text-properties fo:font-variant="normal" fo:text-transform="none" fo:color="#222222" style:text-line-through-style="none" style:font-name="Arial1" fo:font-size="11pt" fo:font-style="normal" style:text-underline-style="none" fo:font-weight="normal" style:text-blinking="false" fo:background-color="#ffffff"/>
    </style:style>
    <style:style style:name="T14" style:family="text">
      <style:text-properties fo:font-variant="normal" fo:text-transform="none" fo:color="#222222" style:text-line-through-style="none" style:font-name="Arial1" fo:font-size="11pt" fo:font-style="italic" style:text-underline-style="none" fo:font-weight="bold" style:text-blinking="false" fo:background-color="#ffffff"/>
    </style:style>
    <style:style style:name="T15" style:family="text">
      <style:text-properties fo:font-variant="normal" fo:text-transform="none" fo:color="#222222" style:text-line-through-style="none" style:font-name="Arial1" fo:font-size="10.5pt" fo:font-style="normal" style:text-underline-style="none" style:text-blinking="false" fo:background-color="#ffffff"/>
    </style:style>
    <style:style style:name="T16" style:family="text">
      <style:text-properties fo:font-variant="normal" fo:text-transform="none" fo:color="#222222" style:text-line-through-style="none" style:font-name="Arial1" fo:font-size="10.5pt" fo:font-style="normal" style:text-underline-style="none" fo:font-weight="bold" style:text-blinking="false" fo:background-color="#ffffff"/>
    </style:style>
    <style:style style:name="T17" style:family="text">
      <style:text-properties fo:font-variant="normal" fo:text-transform="none" fo:color="#222222" style:text-line-through-style="none" style:font-name="Arial1" fo:font-size="10.5pt" fo:font-style="normal" style:text-underline-style="none" fo:font-weight="normal" style:text-blinking="false" fo:background-color="#ffffff"/>
    </style:style>
    <style:style style:name="T18" style:family="text">
      <style:text-properties fo:font-variant="normal" fo:text-transform="none" fo:color="#222222" style:text-line-through-style="none" style:font-name="Arial1" fo:font-size="10.5pt" fo:font-style="italic" style:text-underline-style="none" style:text-blinking="false" fo:background-color="#ffffff"/>
    </style:style>
    <style:style style:name="T19" style:family="text">
      <style:text-properties fo:font-variant="normal" fo:text-transform="none" fo:color="#222222" style:text-line-through-style="none" style:text-underline-style="none" style:text-blinking="false" fo:background-color="#ffffff"/>
    </style:style>
    <style:style style:name="T20" style:family="text">
      <style:text-properties fo:font-variant="normal" fo:text-transform="none" fo:color="#333333" style:text-line-through-style="none" style:font-name="Arial1" fo:font-size="11pt" fo:font-style="normal" style:text-underline-style="none" style:text-blinking="false" fo:background-color="#ffffff"/>
    </style:style>
    <style:style style:name="T21" style:family="text">
      <style:text-properties fo:font-variant="normal" fo:text-transform="none" fo:color="#1a1a1b" style:text-line-through-style="none" style:font-name="Arial1" fo:font-size="10.5pt" fo:font-style="normal" style:text-underline-style="none" style:text-blinking="false" fo:background-color="#ffffff"/>
    </style:style>
    <style:style style:name="T22" style:family="text">
      <style:text-properties fo:font-variant="normal" fo:text-transform="none" fo:color="#202124" style:text-line-through-style="none" style:font-name="Arial1" fo:font-size="11pt" fo:font-style="normal" style:text-underline-style="none" style:text-blinking="false" fo:background-color="#ffffff"/>
    </style:style>
    <style:style style:name="T23" style:family="text">
      <style:text-properties style:font-name="Arial1" fo:font-size="11pt" fo:font-style="normal" fo:font-weight="normal"/>
    </style:style>
    <style:style style:name="T24" style:family="text">
      <style:text-properties style:font-name="Arial1" fo:font-size="11pt" fo:font-style="normal" fo:font-weight="normal" fo:background-color="transparent"/>
    </style:style>
    <style:style style:name="T25" style:family="text">
      <style:text-properties style:font-name="Arial1" fo:font-size="10.5pt"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text:span text:style-name="T3">4.</text:span><text:span text:style-name="T8">   </text:span><text:span text:style-name="T3">It is the leaders abiding challenge to make peoples strengths effective and their weaknesses irrelevant- Peter Drucker</text:span></text:p>
      <text:p text:style-name="Text_20_body"/>
      <text:p text:style-name="P2"><text:span text:style-name="T1">5.</text:span><text:span text:style-name="T5">   </text:span><text:span text:style-name="T1">You must learn from the mistakes of others.  You can’t possibly live long enough to make them all yourself- Sam Levenson. </text:span></text:p>
      <text:p text:style-name="Text_20_body"/>
      <text:p text:style-name="P2"><text:span text:style-name="T1">6.</text:span><text:span text:style-name="T5">   </text:span><text:span text:style-name="T1">If a problem causes many meetings, the meetings eventually become more important than the problem. -Hendrickson’s Law</text:span></text:p>
      <text:p text:style-name="Text_20_body"/>
      <text:p text:style-name="P2"><text:span text:style-name="T1">7.</text:span><text:span text:style-name="T5">  </text:span><text:span text:style-name="T1">Executives spend more time on managing people and making people decisions than on anything else.  No other decisions are so long lasting in their consequences or so difficult to unmake- Peter Drucker </text:span></text:p>
      <text:p text:style-name="Text_20_body"/>
      <text:p text:style-name="P2"><text:span text:style-name="T1">8.</text:span><text:span text:style-name="T5">  </text:span><text:span text:style-name="T1">Never believe that a few caring people can’t change the world.  For indeed, that’s all who ever have- Ann McGee Cooper. </text:span></text:p>
      <text:p text:style-name="Text_20_body"/>
      <text:p text:style-name="P2"><text:span text:style-name="T1">9.</text:span><text:span text:style-name="T5">  </text:span><text:span text:style-name="T1">We do not allow ourselves the facile, rather theatrical declaration that this moment in which we exist is one of total perdition, in the abyss of darkness, or a triumph of daybreak, etc.  It is a time like any other, a time which is never quite like any other- Michel Foucault </text:span></text:p>
      <text:p text:style-name="Text_20_body"/>
      <text:p text:style-name="P2"><text:span text:style-name="T1">10.</text:span><text:span text:style-name="T5">   </text:span><text:span text:style-name="T1">To venture causes anxiety, but not to venture is to lose one’s self.  And to venture in the highest sense is precisely to become conscious of one’s self- Soren Kierkegaard.</text:span><text:span text:style-name="T6"> </text:span></text:p>
      <text:p text:style-name="Text_20_body"/>
      <text:p text:style-name="P2"><text:span text:style-name="T1">11.</text:span><text:span text:style-name="T5"> </text:span><text:span text:style-name="T1">The leader must have infectious optimism…The final test of a leader is the feeling you have when you leave his presence after a conference. Have you a feeling of uplift and confidence?- Field General Bernard Montgomery.</text:span></text:p>
      <text:p text:style-name="Text_20_body"/>
      <text:p text:style-name="P7">12. It is more convenient to assume that reality is similar to our preconceived ideas than to freshly observe what we have before our eyes- Robert Fritz.</text:p>
      <text:p text:style-name="Text_20_body"/>
      <text:p text:style-name="P2"><text:span text:style-name="T1">13.</text:span><text:span text:style-name="T5"> </text:span><text:span text:style-name="T1">The single largest factor in winning: Winners do what losers are unwilling to do </text:span></text:p>
      <text:p text:style-name="Text_20_body"/>
      <text:p text:style-name="P2"><text:span text:style-name="T1">14.</text:span><text:span text:style-name="T5"> </text:span><text:span text:style-name="T1">The fact is, people like a certain degree of obstinacy and presumption in a minister.  They abuse him for dictation and arrogance, but they like being governed- John Peel, British Prime Minister</text:span></text:p>
      <text:p text:style-name="P2"><text:span text:style-name="T1">15.</text:span><text:span text:style-name="T6"> </text:span><text:span text:style-name="T1">One is happy as a result of one’s own efforts once one knows the necessary ingredients of </text:span><text:soft-page-break/><text:span text:style-name="T1">happiness: simple tastes, a certain degree of courage, self denial to a point, love of work, and above all, a clear conscience. - Mary Ann Evans</text:span></text:p>
      <text:p text:style-name="Text_20_body"/>
      <text:p text:style-name="P2"><text:span text:style-name="T1">16.</text:span><text:span text:style-name="T5"> </text:span><text:span text:style-name="T1">We often act as though comfort and luxury were the chief requirements of life, when what we really need to make us happy is something to be enthusiastic about.</text:span></text:p>
      <text:p text:style-name="Text_20_body"/>
      <text:p text:style-name="P2"><text:span text:style-name="T1">17.</text:span><text:span text:style-name="T5">   </text:span><text:span text:style-name="T1">Great minds have purposes; little minds have wishes.  Little minds are subdued by misfortunes; great minds rise above them- Washington Irving.</text:span></text:p>
      <text:p text:style-name="Text_20_body"/>
      <text:p text:style-name="P2"><text:span text:style-name="T1">18.</text:span><text:span text:style-name="T5">   </text:span><text:span text:style-name="T1">A man is never astonished that he doesn’t know what another does, but he is surprised at the gross ignorance of the other in not knowing what he does- Haliburton.</text:span></text:p>
      <text:p text:style-name="Text_20_body"/>
      <text:p text:style-name="P2"><text:span text:style-name="T1">19.</text:span><text:span text:style-name="T5">  </text:span><text:span text:style-name="T1">Criticism should not be querulous and wasting, all knife and rootpuller, but guiding, instructive, inspiring. A south wind, not an east wind- Ralph Waldo Emerson.</text:span></text:p>
      <text:p text:style-name="Text_20_body"/>
      <text:p text:style-name="P2"><text:span text:style-name="T1">20.</text:span><text:span text:style-name="T5"> </text:span><text:span text:style-name="T1">This isn’t right; this isn’t even wrong- Wolfgang Pauli, quantum physicist.</text:span></text:p>
      <text:p text:style-name="Text_20_body"/>
      <text:p text:style-name="P2"><text:span text:style-name="T1">21.</text:span><text:span text:style-name="T5"> </text:span><text:span text:style-name="T1">The reasonable man adapts himself to the world; the unreasonable one persists in trying to adapt the world to himself.  Therefore, all progress depends on the unreasonable man- George Bernard Shaw.</text:span></text:p>
      <text:p text:style-name="Text_20_body"/>
      <text:p text:style-name="P2"><text:span text:style-name="T1">22.</text:span><text:span text:style-name="T5"> </text:span><text:span text:style-name="T1">We are continuously faced by great opportunities brilliantly disguised as insolvable problems- Lee Iaccoca </text:span></text:p>
      <text:p text:style-name="Text_20_body"/>
      <text:p text:style-name="P2"><text:span text:style-name="T1">23.</text:span><text:span text:style-name="T5"> </text:span><text:span text:style-name="T1">The party in power rarely approves of revolution.</text:span></text:p>
      <text:p text:style-name="Text_20_body"/>
      <text:p text:style-name="P2"><text:span text:style-name="T1">24.</text:span><text:span text:style-name="T5"> </text:span><text:span text:style-name="T1">People who learn something forget what it is like not to know it- Satchmo’s paradox</text:span></text:p>
      <text:p text:style-name="Text_20_body"/>
      <text:p text:style-name="P2"><text:span text:style-name="T1">25.</text:span><text:span text:style-name="T5"> </text:span><text:span text:style-name="T1">Computer integration cannot be a world-class goal. Anything a computer does is in the same class as what a hammer does. Despite years of impressive technological improvements and investment, there is not yet any evidence that information technology is improving productivity or other measures of business performance on a large scale. The Japanese figured out a way to run huge production plants with little colored cards.  Who needs a computer at 20,000 times to 100,000 times the cost of little colored cards? -Quoted in Quality Progress, April 1994</text:span></text:p>
      <text:p text:style-name="Text_20_body"/>
      <text:p text:style-name="P2"><text:span text:style-name="T1">26.</text:span><text:span text:style-name="T5">  </text:span><text:span text:style-name="T1">It is characteristic of human nature to be inclined to regard anything which is disagreeable as </text:span><text:soft-page-break/><text:span text:style-name="T1">untrue, and then without much difficulty to find arguments against it- Sigmund Freud.</text:span></text:p>
      <text:p text:style-name="Text_20_body"/>
      <text:p text:style-name="P2"><text:span text:style-name="T1">27.</text:span><text:span text:style-name="T5"> </text:span><text:span text:style-name="T1">An age is called dark, not because the light fails to shine, but because people refuse to see it- James Michener.</text:span></text:p>
      <text:p text:style-name="Text_20_body"/>
      <text:p text:style-name="P2"><text:span text:style-name="T1">28.</text:span><text:span text:style-name="T5"> </text:span><text:span text:style-name="T1">The will to win is not nearly as important as the will to prepare to win- Bobby Knight.</text:span></text:p>
      <text:p text:style-name="Text_20_body"/>
      <text:p text:style-name="P2"><text:span text:style-name="T1">29.</text:span><text:span text:style-name="T5"> </text:span><text:span text:style-name="T1">Beware of little expenses.  A small leak will sink a great ship- Benjamin Franklin.</text:span></text:p>
      <text:p text:style-name="Text_20_body"/>
      <text:p text:style-name="P2"><text:span text:style-name="T1">30.</text:span><text:span text:style-name="T5"> </text:span><text:span text:style-name="T1">Nobody can give you wiser advice than yourself- Cicero.</text:span></text:p>
      <text:p text:style-name="Text_20_body"/>
      <text:p text:style-name="P2"><text:span text:style-name="T1">31.</text:span><text:span text:style-name="T5"> </text:span><text:span text:style-name="T1">Data is like garbage: you better be sure what you’re going to do with it before you collect it- Mark Twain.</text:span></text:p>
      <text:p text:style-name="Text_20_body"/>
      <text:p text:style-name="P2"><text:span text:style-name="T1">32.</text:span><text:span text:style-name="T5">  </text:span><text:span text:style-name="T1">Get your facts first; then you can distort them as you please- Mark Twain.</text:span></text:p>
      <text:p text:style-name="Text_20_body"/>
      <text:p text:style-name="P2"><text:span text:style-name="T1">33.</text:span><text:span text:style-name="T5"> </text:span><text:span text:style-name="T1">Breakthrough is the creation of good change, control the prevention of bad change…all managerial activity is directed at either breakthrough or control- J.M. Juran.</text:span></text:p>
      <text:p text:style-name="Text_20_body"/>
      <text:p text:style-name="P2"><text:span text:style-name="T1">34.</text:span><text:span text:style-name="T5">  </text:span><text:span text:style-name="T1">Never allow your energy and enthusiasm to be dampened by the discouragements that must inevitably come- James Whitcomb Riley.</text:span></text:p>
      <text:p text:style-name="Text_20_body"/>
      <text:p text:style-name="P7">35.A miracle is often the willingness to see the common in an uncommon way.</text:p>
      <text:p text:style-name="Text_20_body"/>
      <text:p text:style-name="P2"><text:span text:style-name="T1">36.</text:span><text:span text:style-name="T5"> </text:span><text:span text:style-name="T1">Be patient.  Patience is also preparation.  It is the action before the act.</text:span></text:p>
      <text:p text:style-name="Text_20_body"/>
      <text:p text:style-name="P2"><text:span text:style-name="T1">37.</text:span><text:span text:style-name="T5"> </text:span><text:span text:style-name="T1">Only those who are afraid to fear, fear too much.</text:span></text:p>
      <text:p text:style-name="Text_20_body"/>
      <text:p text:style-name="P2"><text:span text:style-name="T1">38.</text:span><text:span text:style-name="T5"> </text:span><text:span text:style-name="T1">Strength is not the absence of weakness, but how we wrestle with our weaknesses.- Noah ben Shea</text:span></text:p>
      <text:p text:style-name="Text_20_body"/>
      <text:p text:style-name="P2"><text:span text:style-name="T1">39.</text:span><text:span text:style-name="T5"> </text:span><text:span text:style-name="T1">It takes so much motivation to get where we’re going that we sometimes forget why we’re going there- Howard Schultz</text:span></text:p>
      <text:p text:style-name="Text_20_body"/>
      <text:p text:style-name="P2"><text:span text:style-name="T1">40.</text:span><text:span text:style-name="T5"> </text:span><text:span text:style-name="T1">In a competitive economy, above all, the quality and performance of the managers determine the success of a business; indeed, they determine its survival- Peter Drucker</text:span></text:p>
      <text:p text:style-name="Text_20_body"><text:soft-page-break/></text:p>
      <text:p text:style-name="P2"><text:span text:style-name="T1">41.</text:span><text:span text:style-name="T5"> </text:span><text:span text:style-name="T1">A bad leader is one the people despise. A good leader is one who the people revere. A great leader is one who the people say “we did it ourselves”.- Chi Tao</text:span></text:p>
      <text:p text:style-name="Text_20_body"/>
      <text:p text:style-name="P2"><text:span text:style-name="T1">42.</text:span><text:span text:style-name="T5"> </text:span><text:span text:style-name="T1">There is less to fear from outside competition than inside discourtesy,  inefficiency and bad service- anonymous</text:span></text:p>
      <text:p text:style-name="Text_20_body"/>
      <text:p text:style-name="P2"><text:span text:style-name="T1">43.</text:span><text:span text:style-name="T5"> </text:span><text:span text:style-name="T1">The learning cycle is a continual process of experimentation.  You cannot experiment without taking risks- Richard Ruck</text:span></text:p>
      <text:p text:style-name="P2"><text:span text:style-name="T1">44.</text:span><text:span text:style-name="T5">  </text:span><text:span text:style-name="T1">Reduce to zero the odds of nothing going wrong and you’ll also reduce to zero the odds of anything interesting happening- Tom Peters (on 6 sigma programs”</text:span></text:p>
      <text:p text:style-name="Text_20_body"/>
      <text:p text:style-name="P2"><text:span text:style-name="T1">45.</text:span><text:span text:style-name="T5"> </text:span><text:span text:style-name="T1">Great minds discuss ideas. Average minds discuss events. Small minds discuss people.  -Hyman Rickover, U.S. Navy admiral</text:span></text:p>
      <text:p text:style-name="Text_20_body"/>
      <text:p text:style-name="P2"><text:span text:style-name="T1">46.</text:span><text:span text:style-name="T5"> </text:span><text:span text:style-name="T1">Spend so much time improving yourself that you have no time left to criticize others.  - Christian D. Larsen, “Creed for Optimists”</text:span></text:p>
      <text:p text:style-name="Text_20_body"/>
      <text:p text:style-name="P2"><text:span text:style-name="T1">47.</text:span><text:span text:style-name="T5"> </text:span><text:span text:style-name="T1">Those who win are those who think they can</text:span></text:p>
      <text:p text:style-name="Text_20_body"/>
      <text:p text:style-name="P2"><text:span text:style-name="T1">48.</text:span><text:span text:style-name="T5"> </text:span><text:span text:style-name="T1">Perhaps the most valuable result of all education is the ability to make yourself do the thing you have to do when it ought to be done whether you like it or not. - Thomas Huxley, (biologist)</text:span></text:p>
      <text:p text:style-name="Text_20_body"/>
      <text:p text:style-name="P2"><text:span text:style-name="T1">49.</text:span><text:span text:style-name="T5"> </text:span><text:span text:style-name="T1">Anyone can become angry; that is easy.  But to be angry with the right person, to the right degree, at the right time, for the right purpose, and in the right way- that is not easy.  - Aristotle, “The Nicomachean Ethics”</text:span></text:p>
      <text:p text:style-name="Text_20_body"/>
      <text:p text:style-name="P19"><text:span text:style-name="T3">51.</text:span><text:span text:style-name="T8"> </text:span><text:span text:style-name="T3">Forget about the sales you hope to make and concentrate on the service you want to render- Harry Bullis, Chairman of General Mills </text:span></text:p>
      <text:p text:style-name="Text_20_body"/>
      <text:p text:style-name="P19"><text:span text:style-name="T3">53.</text:span><text:span text:style-name="T8"> </text:span><text:span text:style-name="T3">We can’t motivate someone to do something. We set up an environment in which they motivate themselves- Brent Filson, author of “A Defining Moment: Motivating People to Take Action.”</text:span></text:p>
      <text:p text:style-name="P5"> </text:p>
      <text:p text:style-name="P2"><text:span text:style-name="T1">54.</text:span><text:span text:style-name="T5"> </text:span><text:span text:style-name="T1">You can almost always teach someone how to do work.  Even if they have no experience, it’s usually possible to train someone and teach them what they need to know to get the job done.  But you can’t train someone to have the right attitude; you can’t teach someone how to be curious to learn </text:span><text:soft-page-break/><text:span text:style-name="T1">more; you can’t instruct someone how to get along with coworkers; you can’t train someone to always want to pitch in and help out with special projects.  So if it ever comes down to two candidates, and one has more experience but the other has a better attitude, choose attitude over aptitude. Every time. - Adapted from the Wall Street Journal</text:span></text:p>
      <text:p text:style-name="Text_20_body"/>
      <text:p text:style-name="P2"><text:span text:style-name="T1">55.</text:span><text:span text:style-name="T5"> </text:span><text:span text:style-name="T1">We rush too much with nervous hands and worried minds. We are impatient for results.  What we need...is reinforcement of the soul by the invisible power waiting to be used...I know there are reservoirs of spiritual strength from which we human beings thoughtlessly cut ourselves off... I believe we shall someday be able to know enough about the source of power, and the realm of the spirit to create something ourselves...- Henry Ford</text:span></text:p>
      <text:p text:style-name="P5"> </text:p>
      <text:p text:style-name="P2"><text:span text:style-name="T1">56.</text:span><text:span text:style-name="T5"> </text:span><text:span text:style-name="T1">The worst distortion of all is to turn love, a relation that is founded in natural sweetness, mutual caring, and the contemplation of eternity in shared children, into a power struggle. - Allan Bloom</text:span></text:p>
      <text:p text:style-name="P5"> </text:p>
      <text:p text:style-name="P2"><text:span text:style-name="T1">57.</text:span><text:span text:style-name="T5"> </text:span><text:span text:style-name="T1">I am always ready to learn, but I do not always like being taught - Winston Churchill</text:span></text:p>
      <text:p text:style-name="P5"> </text:p>
      <text:p text:style-name="P2"><text:span text:style-name="T1">58.</text:span><text:span text:style-name="T5"> </text:span><text:span text:style-name="T1">Let our advance worrying become advance thinking and planning- Winston Churchill</text:span></text:p>
      <text:p text:style-name="P5"> </text:p>
      <text:p text:style-name="P2"><text:span text:style-name="T1">59.</text:span><text:span text:style-name="T5"> </text:span><text:span text:style-name="T1">A thousand fearful images and dire suggestions glance along the mind when it is moody and discontented with itself.  Command them to stand and show themselves, and you presently assert the power of reason over imagination- Sir Walter Scott</text:span></text:p>
      <text:p text:style-name="P5"> </text:p>
      <text:p text:style-name="P2"><text:span text:style-name="T1">60.</text:span><text:span text:style-name="T5"> </text:span><text:span text:style-name="T1">Keep away from people who try to belittle your ambitions.  Small people always do that, but the really great make you feel that you, too, can become great.- Mark Twain</text:span></text:p>
      <text:p text:style-name="P5"> </text:p>
      <text:p text:style-name="P2"><text:span text:style-name="T1">61.</text:span><text:span text:style-name="T5"> </text:span><text:span text:style-name="T1">If you aren't fired with enthusiasm, you will be fired with enthusiasm- Vince Lombardi</text:span></text:p>
      <text:p text:style-name="P5"> </text:p>
      <text:p text:style-name="P2"><text:span text:style-name="T1">62.</text:span><text:span text:style-name="T5"> </text:span><text:span text:style-name="T1">What a wonderful life I've had.  I only wish I had realized it sooner- Collette</text:span></text:p>
      <text:p text:style-name="P5"> </text:p>
      <text:p text:style-name="P2"><text:span text:style-name="T1">63.</text:span><text:span text:style-name="T5"> </text:span><text:span text:style-name="T1">A leader is best when people barely know he exists.  Not so good when people obey and acclaim him. Worse when they despise him.  But of a good leader who talks little, when his work is done and his aim fulfilled, they will say, " We did it ourselves"- Lao-tzu</text:span></text:p>
      <text:p text:style-name="Text_20_body"/>
      <text:p text:style-name="P2"><text:span text:style-name="T1">64.</text:span><text:span text:style-name="T5"> </text:span><text:span text:style-name="T1">Life is difficult.  This is a great truth, one of the greatest truths.  It is a great truth because once we truly see this truth, we transcend it.  Once we truly know that life is difficult, once we truly understand and accept it, then life is no longer difficult.  Because once it is accepted, the fact that life is difficult no longer matters. -M. Scott Peck</text:span></text:p>
      <text:p text:style-name="P5"><text:soft-page-break/> </text:p>
      <text:p text:style-name="P2"><text:span text:style-name="T1">65.</text:span><text:span text:style-name="T5"> </text:span><text:span text:style-name="T1">I can't abide the eleven o'clock news.  It's not just the fact that models read the stuff.  It's what they read and the film clips they show...the producers of the eleven o'clock news seem to believe that the American public consists mostly of morons interested only in tear jerking anecdotes and incapable of understanding statistics and analysis.- Martin E.P. Seligman, “Learned Optimism"</text:span></text:p>
      <text:p text:style-name="P5"> </text:p>
      <text:p text:style-name="P2"><text:span text:style-name="T1">66.</text:span><text:span text:style-name="T5"> </text:span><text:span text:style-name="T1">The mark of a civilized human being is the ability to read a column of numbers and then weep- Bertrand Russell</text:span></text:p>
      <text:p text:style-name="P5"> </text:p>
      <text:p text:style-name="P19"><text:span text:style-name="T3">68.</text:span><text:span text:style-name="T8"> </text:span><text:span text:style-name="T3">It's pretty hard to find what does bring happiness.  Poverty and wealth have both failed - Kin Hubbard</text:span></text:p>
      <text:p text:style-name="P5"> </text:p>
      <text:p text:style-name="P2"><text:span text:style-name="T1">69.</text:span><text:span text:style-name="T5"> </text:span><text:span text:style-name="T1">The mass of men lead lives of quiet desperation - Henry David Thoreau</text:span></text:p>
      <text:p text:style-name="P5"> </text:p>
      <text:p text:style-name="P2"><text:span text:style-name="T1">70.</text:span><text:span text:style-name="T5">    </text:span><text:span text:style-name="T1">Do not commit the error, common among the young, of assuming that if you cannot save the whole of mankind you have failed. - Jan de Hartog</text:span></text:p>
      <text:p text:style-name="P5"> </text:p>
      <text:p text:style-name="P19"><text:span text:style-name="T3">72.</text:span><text:span text:style-name="T8"> </text:span><text:span text:style-name="T3">Life is empty if we are not useful. We defy a primary purpose of our existence when we are not being useful.  We abandon our gifts and talents...when we are not being useful. We sacrifice joy, happiness, fulfillment, peace, and contentment when we are not being useful. - David NcNally, (Even Eagles Need a Push"</text:span></text:p>
      <text:p text:style-name="Text_20_body"/>
      <text:p text:style-name="P2"><text:span text:style-name="T1">73.</text:span><text:span text:style-name="T5"> </text:span><text:span text:style-name="T1">The purpose of life is to be a growing, contributing human being.-David McNally</text:span></text:p>
      <text:p text:style-name="P5"> </text:p>
      <text:p text:style-name="P2"><text:span text:style-name="T1">74.</text:span><text:span text:style-name="T5"> </text:span><text:span text:style-name="T1">The impersonal hand of government can never replace the helping hand of a neighbor. - Hubert H. Humphrey</text:span></text:p>
      <text:p text:style-name="P5"> </text:p>
      <text:p text:style-name="P2"><text:span text:style-name="T1">75.</text:span><text:span text:style-name="T5"> </text:span><text:span text:style-name="T1">Your rewards in life will be in direct proportion to the contribution you make. - David McNeely</text:span></text:p>
      <text:p text:style-name="P5"> </text:p>
      <text:p text:style-name="P2"><text:span text:style-name="T1">76.</text:span><text:span text:style-name="T5"> </text:span><text:span text:style-name="T1">He teaches that which he most needs to learn. - Richard Bach, (Illusions"</text:span></text:p>
      <text:p text:style-name="Text_20_body"/>
      <text:p text:style-name="P2"><text:span text:style-name="T1">77.</text:span><text:span text:style-name="T5"> </text:span><text:span text:style-name="T1">How many a dispute could have been deflated into a single paragraph if the disputants had dared to define their terms- Aristotle</text:span></text:p>
      <text:p text:style-name="Text_20_body"/>
      <text:p text:style-name="P2"><text:span text:style-name="T1">78.</text:span><text:span text:style-name="T5"> </text:span><text:span text:style-name="T1">Quality is a habit, not an act- Aristotle</text:span></text:p>
      <text:p text:style-name="Text_20_body"/>
      <text:p text:style-name="P2"><text:soft-page-break/><text:span text:style-name="T1">79.</text:span><text:span text:style-name="T5">    </text:span><text:span text:style-name="T1">The engineers role in dealing with data: 1) Gather, 2) Format, and 3) Distribute- Alex Rosen</text:span></text:p>
      <text:p text:style-name="Text_20_body"/>
      <text:p text:style-name="P2"><text:span text:style-name="T1">80.</text:span><text:span text:style-name="T5"> </text:span><text:span text:style-name="T1">Conditional love is not love at all...but merely approval for meeting someone elses standards. - David McNeely</text:span></text:p>
      <text:p text:style-name="Text_20_body"/>
      <text:p text:style-name="P2"><text:span text:style-name="T1">81.</text:span><text:span text:style-name="T5"> </text:span><text:span text:style-name="T1">The pessimist sees the difficulty in every opportunity.  The optimist opportunity in every difficulty- Winston Churchill</text:span></text:p>
      <text:p text:style-name="P5"> </text:p>
      <text:p text:style-name="P2"><text:span text:style-name="T1">82.</text:span><text:span text:style-name="T5"> </text:span><text:span text:style-name="T1">I don’t know the key to success, but the key to failure is trying to please everyone- Bill Cosby</text:span></text:p>
      <text:p text:style-name="P5"> </text:p>
      <text:p text:style-name="P2"><text:span text:style-name="T1">83.</text:span><text:span text:style-name="T5">    </text:span><text:span text:style-name="T1">The quality of a persons life is in direct proportion to their commitment to excellence regardless of their chosen field of endeavor- Vince Lombardi</text:span></text:p>
      <text:p text:style-name="Text_20_body"/>
      <text:p text:style-name="P2"><text:span text:style-name="T1">84.</text:span><text:span text:style-name="T5">    </text:span><text:span text:style-name="T1">There are some areas in which skepticism is important and others in which it is inappropriate.  Indeed, properly understood, the two are mutually supportive. - Rex E. Lee</text:span></text:p>
      <text:p text:style-name="Text_20_body"/>
      <text:p text:style-name="P2"><text:span text:style-name="T1">85.</text:span><text:span text:style-name="T5">    </text:span><text:span text:style-name="T1">It is a great day in our lives when we realize that we are not the general managers of the universe- Dr. Dale E. Turner</text:span></text:p>
      <text:p text:style-name="Text_20_body"/>
      <text:p text:style-name="P19"><text:span text:style-name="T3">87.</text:span><text:span text:style-name="T8">    </text:span><text:span text:style-name="T3">Human nature dictates we change only when compelled, only when faced with an emotionally powerful driving force.  In public and private enterprise executives speak of cutting waste, eliminating jobs, positioning for the future etc.  The proposed actions rarely include the difficult, painful choices of enacting real change for long term success. - Ryan Monson</text:span></text:p>
      <text:p text:style-name="Text_20_body"/>
      <text:p text:style-name="P2"><text:span text:style-name="T1">88.</text:span><text:span text:style-name="T5">    </text:span><text:span text:style-name="T1">A strong work ethic can contribute to reduced productivity and effectiveness because of our “keep busy”, “do something” culture.  The negative outcomes are obvious: unnecessary work to stay busy, workers maintaining a backload of work to ensure busyness, workers extending activity or project completion time.  What if the “keep busy” culture went away, and the strong work ethic was retained? What if, when the work was done, people just went home or went to the training/education center to increase their skills and knowledge? I say retention would improve, effectiveness would improve, skills would improve, profits would improve. - Ryan Monson</text:span></text:p>
      <text:p text:style-name="Text_20_body"/>
      <text:p text:style-name="P2"><text:span text:style-name="T1">89.</text:span><text:span text:style-name="T5">    </text:span><text:span text:style-name="T1">It is absolutely crucial in all aspects of personal growth to feel a little uncomfortable or nervous.  This is an output that comes from true growth. - Ryan Monson</text:span></text:p>
      <text:p text:style-name="P5"> </text:p>
      <text:p text:style-name="P2"><text:span text:style-name="T1">90.</text:span><text:span text:style-name="T5">    </text:span><text:span text:style-name="T1">Workloads will expand to fill the job that is created.  Take one job that’s got the person overworked, break it into two jobs to provide relief, and over time you’ll have two overworked person's </text:span><text:soft-page-break/><text:span text:style-name="T1">even when there’s no change in sales, amount produced, no. of customers to service, etc. - Ryan Monson</text:span></text:p>
      <text:p text:style-name="P5"> </text:p>
      <text:p text:style-name="P2"><text:span text:style-name="T1">91.</text:span><text:span text:style-name="T5">    </text:span><text:span text:style-name="T1">Never take a job where the company “needs more (</text:span><text:span text:style-name="T4">fill in the blank</text:span><text:span text:style-name="T1">)”.  Require them to know why your skills are desired, what specifically you will do and why. - Ryan Monson</text:span></text:p>
      <text:p text:style-name="Text_20_body"/>
      <text:p text:style-name="P2"><text:span text:style-name="T1">92.</text:span><text:span text:style-name="T5">    </text:span><text:span text:style-name="T1">Companies take x no. of employees and y no. of management roles and create a system to fill those roles and keep people busy. - Ryan Monson</text:span></text:p>
      <text:p text:style-name="Text_20_body"/>
      <text:p text:style-name="P2"><text:span text:style-name="T1">93.</text:span><text:span text:style-name="T5">    </text:span><text:span text:style-name="T1">We don’t pursue dreams because the dream requires other people's actions.  We then squelch the dream to lessen the discouragement of failure. - Ryan Monson</text:span></text:p>
      <text:p text:style-name="Text_20_body"/>
      <text:p text:style-name="P2"><text:span text:style-name="T1">94.</text:span><text:span text:style-name="T5">    </text:span><text:span text:style-name="T1">Should we really hire people to just solve problems?  Shouldn’t part of their job be to improve the process? (maybe their whole job?)- Ryan Monson</text:span></text:p>
      <text:p text:style-name="P5"> </text:p>
      <text:p text:style-name="P2"><text:span text:style-name="T1">95.</text:span><text:span text:style-name="T5">    </text:span><text:span text:style-name="T1">The biggest obstacles to success are people related. Always.- Ryan Monson</text:span></text:p>
      <text:p text:style-name="P5"> </text:p>
      <text:p text:style-name="P2"><text:span text:style-name="T1">96.</text:span><text:span text:style-name="T5">    </text:span><text:span text:style-name="T1">When people resist a project because it involves “extra work”, usually what they’re saying is “I don’t want to change”.- Ryan Monson</text:span></text:p>
      <text:p text:style-name="P5"> </text:p>
      <text:p text:style-name="P2"><text:span text:style-name="T1">98.</text:span><text:span text:style-name="T5">    </text:span><text:span text:style-name="T1">Standardization allows people the easy out, avoiding critical thinking, not answering important questions: “What’s my objective?” “What’s the best method to achieve it?” “What’s the overall impact of accomplishing this objective?”.  - Ryan Monson.</text:span></text:p>
      <text:p text:style-name="P5"> </text:p>
      <text:p text:style-name="P2"><text:span text:style-name="T1">99.</text:span><text:span text:style-name="T5">    </text:span><text:span text:style-name="T1">When you take the initiative, you have the responsibility.  If you create the initiative you will be more effective in achieving it.  That’s the way to make people responsible: provide the right environment so people create their own initiative. - Ryan Monson</text:span></text:p>
      <text:p text:style-name="Text_20_body"/>
      <text:p text:style-name="P7">100. Competent, courageous outsiders are essential to the long term health of a company. They are a check on corporate ossification, but only if the new perspective is given executive weight. - Ryan Monson</text:p>
      <text:p text:style-name="Text_20_body"/>
      <text:p text:style-name="P7">101.Confront the issues.  Have the courage to confront the problems face to face.  For our own sake we’ve got to confront our issues and have the courage to change. - Ryan Monson</text:p>
      <text:p text:style-name="Text_20_body"/>
      <text:p text:style-name="P7">102.One of the problems with seminars and in house training sessions is no one is accountable to do something with the training besides providing a report or presentation.  All the learning gets forgotten <text:soft-page-break/>in 3 months. - Ryan Monson</text:p>
      <text:p text:style-name="Text_20_body"/>
      <text:p text:style-name="P7">103.Follow up on communications, particularly when you’re servicing within or outside the organization.  It’s important to make sure the customer understood the memo, got the service they wanted, etc. - Ryan Monson</text:p>
      <text:p text:style-name="Text_20_body"/>
      <text:p text:style-name="P7">104. The optimal grade level for learning in formal education is Kindergarten.  The visual, hands on environment is invigorating to the students. Perhaps thinking this way would invigorate and motivate business employees. - Ryan Monson</text:p>
      <text:p text:style-name="Text_20_body"/>
      <text:p text:style-name="P7">105.Our posture in business is usually defensive: don’t rattle the cage.  Eventually, though, we usually have to make the choices that are more painful than if we’d rattled the cage in the first place. - Ryan Monson</text:p>
      <text:p text:style-name="Text_20_body"/>
      <text:p text:style-name="P7">106.The length of a report impresses most people as a measure of the quality of work done.  Long reports make me nervous: what’s hidden in there? Why do you feel the need to tell me everything?   Just providing the essentials give me confidence that the writer is confident in their conclusions. - Ryan Monson</text:p>
      <text:p text:style-name="Text_20_body"/>
      <text:p text:style-name="P7">107.Team building events are unsuccessful because they fail to recognize or are incapable of dealing with one important fact: At the root of all bureaucracy, ineffectiveness, lack of teamwork, etc. are significant, deep rooted human behavior issues.- Ryan Monson</text:p>
      <text:p text:style-name="Text_20_body"/>
      <text:p text:style-name="P7">108. We are taxed twice as much by our IDLENESS, three times as much by our PRIDE, and four times as much by our FOLLY. - Benjamin Franklin, “Poor Richards Almanac”</text:p>
      <text:p text:style-name="Text_20_body"/>
      <text:p text:style-name="P7">109. But doest thou love life?  Then do not squander time, for that is the stuff life is made of.- Benjamin Franklin, “Poor Richards Almanac”</text:p>
      <text:p text:style-name="Text_20_body"/>
      <text:p text:style-name="P7">110. Early to bed, early to rise, makes a man healthy, wealthy and wise.- Benjamin Franklin, (Poor Richards Almanac”</text:p>
      <text:p text:style-name="Text_20_body"/>
      <text:p text:style-name="P7">111. He that lives on hope will die fasting.- Benjamin Franklin, (Poor Richards Almanac”</text:p>
      <text:p text:style-name="Text_20_body"/>
      <text:p text:style-name="P7">112. Little strokes fell great oaks.- Benjamin Franklin, (Poor Richards Almanac”</text:p>
      <text:p text:style-name="Text_20_body"/>
      <text:p text:style-name="P7">113. Want of care does more damage than want of knowledge.- Benjamin Franklin, (Poor Richards <text:soft-page-break/>Almanac”</text:p>
      <text:p text:style-name="Text_20_body"/>
      <text:p text:style-name="P7">114. Think of saving as well as getting.  The Indies have not made Spain rich, because her outgoes are greater than her incomes.- Benjamin Franklin, (Poor Richards Almanac”</text:p>
      <text:p text:style-name="Text_20_body"/>
      <text:p text:style-name="P7">115. Beware of little expenses: a small leak will sink a great ship.- Benjamin Franklin, (Poor Richards Almanac”</text:p>
      <text:p text:style-name="Text_20_body"/>
      <text:p text:style-name="P7">116. He’s a lucky man who is made prudent by other men's perils.- Benjamin Franklin, (Poor Richards Almanac”</text:p>
      <text:p text:style-name="Text_20_body"/>
      <text:p text:style-name="P7">117. He that goes a borrowing goes a-sorrowing.- Benjamin Franklin, (Poor Richards Almanac”</text:p>
      <text:p text:style-name="Text_20_body"/>
      <text:p text:style-name="P7">118. Tis easier to suppress the first desire than all that follow it.- Benjamin Franklin, “Poor Richards Almanac”</text:p>
      <text:p text:style-name="Text_20_body"/>
      <text:p text:style-name="P7">119. He who is not contented with what he has, would not be contented with what he would like to have- Socrates</text:p>
      <text:p text:style-name="Text_20_body"/>
      <text:p text:style-name="P7">120....I know many people who believe that being tough is a matter of how loud you raise your voice or how hard you hit the desk.  That’s cowardice. That’s intimidation. But that’s not tough. Real toughness is having high expectations, setting high standards, achieving clarity about goals, and ensuring that employees understand the vision and can connect their work with the well being of the enterprise.  Then it means being there, paying attention, extending yourself, caring about employees, being a resource, and dealing forthrightly with all of the paradoxes in this world.- James Autry</text:p>
      <text:p text:style-name="Text_20_body"/>
      <text:p text:style-name="P7">121.It is unwise to pay too much, but it is worse to pay too little. When you pay too much, you lose a little money; that is all.  When you pay too little, you sometimes lose everything because the thing you bought was incapable of doing the thing it was bought to do.  The common law of business balance prohibits paying a little and getting a lot. It can’t be done. If you deal with the lowest bidder, it is well to add something for the risk you run, and if you do that you will have enough to pay for something better. - John Ruskin, “19th century essayist and critic”</text:p>
      <text:p text:style-name="Text_20_body"/>
      <text:p text:style-name="P7">122. If it is to be, it is up to me- Norman Vincent Peale</text:p>
      <text:p text:style-name="Text_20_body"/>
      <text:p text:style-name="P7">123. Human beings can alter their lives by altering their attitudes of mind- William James</text:p>
      <text:p text:style-name="Text_20_body"/>
      <text:p text:style-name="P7"><text:soft-page-break/>124. Far too many corporations think they have a smart system and stupid workers.  They’ve got it backwards.- Bruce E. Babbit, (1988”</text:p>
      <text:p text:style-name="Text_20_body"/>
      <text:p text:style-name="P7">125. Every great advance in natural knowledge has involved the absolute rejection of authority- Thomas Huxley, (Forbes, May 6, 1996”</text:p>
      <text:p text:style-name="Text_20_body"/>
      <text:p text:style-name="P7">126. Managing is getting paid for home runs someone else hits- Casey Stengel</text:p>
      <text:p text:style-name="Text_20_body"/>
      <text:p text:style-name="P7">127.The worst thing that can be said of the most powerful is that they can take your life: but the same thing can be said of the most weak- Charles Caleb Colton, “Lacon”</text:p>
      <text:p text:style-name="Text_20_body"/>
      <text:p text:style-name="P7">128. Determine where you want to go and be specific, including timelines. - Richard Monson, (1996 letter to Ryan Monson”</text:p>
      <text:p text:style-name="Text_20_body"/>
      <text:p text:style-name="P7">129. Don’t wear your ambition on your sleeve.  - Richard Monson, (1996 letter to Ryan Monson”</text:p>
      <text:p text:style-name="Text_20_body"/>
      <text:p text:style-name="P7">130. Assess the competition and act accordingly in order to reach your goals. - Richard Monson, (1996 letter to Ryan Monson”</text:p>
      <text:p text:style-name="Text_20_body"/>
      <text:p text:style-name="P7">131. Never forget the little people. - Richard Monson, (1996 letter to Ryan Monson”</text:p>
      <text:p text:style-name="Text_20_body"/>
      <text:p text:style-name="P7">132. Be friendly but don’t align yourself with one person.  Stay true to your values. - Richard Monson, (1996 letter to Ryan Monson”</text:p>
      <text:p text:style-name="Text_20_body"/>
      <text:p text:style-name="P7">133. Make your boss look good. - Richard Monson, (1996 letter to Ryan Monson”</text:p>
      <text:p text:style-name="Text_20_body"/>
      <text:p text:style-name="P7">134. Always present a balanced point of view. - Richard Monson, (1996 letter to Ryan Monson”</text:p>
      <text:p text:style-name="Text_20_body"/>
      <text:p text:style-name="P7">135. Use facts. - Richard Monson, (1996 letter to Ryan Monson”</text:p>
      <text:p text:style-name="Text_20_body"/>
      <text:p text:style-name="P7">136. Be loyal to the organization paying you. - Richard Monson, (1996 letter to Ryan Monson”</text:p>
      <text:p text:style-name="Text_20_body"/>
      <text:p text:style-name="P7">137. Work hard. - Richard Monson, (1996 letter to Ryan Monson”</text:p>
      <text:p text:style-name="Text_20_body"/>
      <text:p text:style-name="P7">138. Don’t be afraid to take a stand. - Richard Monson, (1996 letter to Ryan Monson”</text:p>
      <text:p text:style-name="Text_20_body"/>
      <text:p text:style-name="P7">139. Don’t always rush in with a solution. - Richard Monson, (1996 letter to Ryan Monson”</text:p>
      <text:p text:style-name="Text_20_body"><text:soft-page-break/></text:p>
      <text:p text:style-name="P7">140. Center your ideas on helping the company make a profit. - Richard Monson, (1996 letter to Ryan Monson”</text:p>
      <text:p text:style-name="Text_20_body"/>
      <text:p text:style-name="P7">141. Don’t suck up to the boss. - Richard Monson, (1996 letter to Ryan Monson”</text:p>
      <text:p text:style-name="Text_20_body"/>
      <text:p text:style-name="P7">142. Occasionally stand on Olympian heights and take an objective view of the company.Consider the problems the CEO has to face. - Richard Monson, (1996 letter to Ryan Monson”</text:p>
      <text:p text:style-name="Text_20_body"/>
      <text:p text:style-name="P7">143. If your ideas are killed, don’t take it personally. - Richard Monson, (1996 letter to Ryan Monson”</text:p>
      <text:p text:style-name="Text_20_body"/>
      <text:p text:style-name="P7">144. Make people feel important. - Richard Monson, (1996 letter to Ryan Monson”</text:p>
      <text:p text:style-name="Text_20_body"/>
      <text:p text:style-name="P7">145. The greatest motivator of people is not money but the meeting and beating of a challenge. - Richard Monson, (1996 letter to Ryan Monson”</text:p>
      <text:p text:style-name="Text_20_body"/>
      <text:p text:style-name="P7">146. Recognize the difference between the real organizational structure and the one on paper. - Richard Monson, (1996 letter to Ryan Monson”</text:p>
      <text:p text:style-name="Text_20_body"/>
      <text:p text:style-name="P7">147. Never betray a confidence. - Richard Monson, (1996 letter to Ryan Monson”</text:p>
      <text:p text:style-name="Text_20_body"/>
      <text:p text:style-name="P7">148. People want to be led not managed. - Richard Monson, (1996 letter to Ryan Monson”</text:p>
      <text:p text:style-name="Text_20_body"/>
      <text:p text:style-name="P7">149. How you feel about yourself is pretty much in line with what others are feeling about you. - Richard Monson, (1996 letter to Ryan Monson”</text:p>
      <text:p text:style-name="Text_20_body"/>
      <text:p text:style-name="P7">150. Be firm but fair. - Richard Monson, (1996 letter to Ryan Monson”</text:p>
      <text:p text:style-name="Text_20_body"/>
      <text:p text:style-name="P7">151.Sometimes the biggest favor you can do for a person is to fire him- Bill Marsteller</text:p>
      <text:p text:style-name="Text_20_body"/>
      <text:p text:style-name="P7">152.Sometimes a company’s environment and culture doesn’t fit.  That is not your fault nor the company’s. It just means you have to move on to where the environment is compatible-Richard Monson, 1996 letter to Ryan Monson</text:p>
      <text:p text:style-name="P1"><text:line-break/></text:p>
      <text:p text:style-name="P19"><text:span text:style-name="T3">153.The ferment in management will continue until we build organizations that are more consistent with man’s higher aspirations beyond food, shelter and belonging- Bill O’Brien CEO of Hanover </text:span><text:soft-page-break/><text:span text:style-name="T3">Insurance, (Quoted in ‘The Fifth Discipline’)</text:span></text:p>
      <text:p text:style-name="Text_20_body"/>
      <text:p text:style-name="P19"><text:span text:style-name="T3">155. Learning- expanding the capacity to create- Ryan Monson</text:span></text:p>
      <text:p text:style-name="Text_20_body"/>
      <text:p text:style-name="P19"/>
      <text:p text:style-name="P7">157. More often than we realize, systems cause their own crises, not external forces or individuals mistakes. - Peter Senge, (‘The Fifth Discipline’)</text:p>
      <text:p text:style-name="Text_20_body"/>
      <text:p text:style-name="P7">158. Structure: basic relations that control behavior - Peter Senge, (‘The Fifth Discipline’)</text:p>
      <text:p text:style-name="Text_20_body"/>
      <text:p text:style-name="P7">159. A truly profound and different insight is the way you begin to see that the system causes its own behavior- Donella Meadows,  “Quoted in ‘The Fifth Discipline’”</text:p>
      <text:p text:style-name="Text_20_body"/>
      <text:p text:style-name="P7">160.  Event thinking kills learning - Ryan Monson</text:p>
      <text:p text:style-name="Text_20_body"/>
      <text:p text:style-name="P7">161. Levels of perception: LOWEST Events (reactive):Patterns of behavior (responsive): Systemic structure (generative) -Peter Senge, (‘The Fifth Discipline’)</text:p>
      <text:p text:style-name="Text_20_body"/>
      <text:p text:style-name="P7">162. We have met the enemy and he is us- Walt Kelly, (in Pogo)</text:p>
      <text:p text:style-name="Text_20_body"/>
      <text:p text:style-name="P7">164. Organizations break down, despite individual brilliance and innovative products, because they are unable to pull their diverse functions and talents into a productive whole. - Peter Senge, (‘The Fifth Discipline’)</text:p>
      <text:p text:style-name="Text_20_body"/>
      <text:p text:style-name="P7">165. Detail complexity: when there are many variables. Dynamic complexity: situations where cause and effect are subtle, and where the effects over time of interventions are not obvious. Conventional forecasting, planning, and analysis methods are not equipped to deal with dynamic complexity. - Peter Senge, (‘The Fifth Discipline’)</text:p>
      <text:p text:style-name="Text_20_body"/>
      <text:p text:style-name="P7">167. As a systems thinker, complex problems require solutions focusing on patterns and major interrelationships, not increasing complexity- Ryan Monson</text:p>
      <text:p text:style-name="Text_20_body"/>
      <text:p text:style-name="P7">168. Every influence is cause and effect. - Peter Senge, (‘The Fifth Discipline’)</text:p>
      <text:p text:style-name="Text_20_body"/>
      <text:p text:style-name="P19"><text:span text:style-name="T3">171a. Avoiding the problem leads to addiction to the easy solution- Ryan Monson</text:span></text:p>
      <text:p text:style-name="Text_20_body"/>
      <text:p text:style-name="P7">172. Principle of economy of means <text:s/>the best results come not from large scale efforts but from <text:soft-page-break/>small ,well focused actions. - Peter Senge, (‘The Fifth Discipline’)</text:p>
      <text:p text:style-name="Text_20_body"/>
      <text:p text:style-name="P7">173.The reason for personal mastery: Continually expand the ability to create the results you desire- Ryan Monson</text:p>
      <text:p text:style-name="Text_20_body"/>
      <text:p text:style-name="P5"><text:span text:style-name="T23">174.Personal mastery requires continually clarifying what is important to us and continually learning how to see current reality more clearly </text:span> <text:span text:style-name="T23">- Peter Senge, (‘The Fifth Discipline’)</text:span></text:p>
      <text:p text:style-name="Text_20_body"/>
      <text:p text:style-name="P7">175. The juxtaposition of vision (what we want) and a clear picture of current reality (where we are relative to what we want) generates what we call creative tension: a force to bring them together, caused by the natural tendency of tension to seek resolution.  The essence of personal mastery is learning how to generate and sustain creative tension in our lives. - Peter Senge, (‘The Fifth Discipline’)</text:p>
      <text:p text:style-name="Text_20_body"/>
      <text:p text:style-name="P7">176. Failure is, simply, a shortfall, evidence of the gap between vision and current reality - Peter Senge, (‘The Fifth Discipline’)</text:p>
      <text:p text:style-name="Text_20_body"/>
      <text:p text:style-name="P7">177. Most of us hold one or two contradictory beliefs that limit our ability to create what we really want. - Peter Senge, (‘The Fifth Discipline’)</text:p>
      <text:p text:style-name="P5"> </text:p>
      <text:p text:style-name="P7">178. A shared vision is not an idea.  It is not even an important idea such as freedom.  It is, rather, a force in people's hearts, a force of impressive power. - Peter Senge, (‘The Fifth Discipline’)</text:p>
      <text:p text:style-name="Text_20_body"/>
      <text:p text:style-name="P7">179. It’s not constructive feedback if the giver doesn’t provide an idea of what he expects the receiver to do.</text:p>
      <text:p text:style-name="Text_20_body"/>
      <text:p text:style-name="P7">180.Troops lose respect for you if you don’t address their unacceptable behaviors.</text:p>
      <text:p text:style-name="P5"> </text:p>
      <text:p text:style-name="P7">181. Knowledge is stronger than memory and we should not trust the weaker- Bram Stoker, “Dracula”</text:p>
      <text:p text:style-name="Text_20_body"/>
      <text:p text:style-name="P7">182. We learn from failure, not from success- Bram Stoker, “Dracula”</text:p>
      <text:p text:style-name="Text_20_body"/>
      <text:p text:style-name="P7">183. Assumptions are the termites of relationships- Henry Winkler</text:p>
      <text:p text:style-name="Text_20_body"/>
      <text:p text:style-name="P7">184.If you plan on being anything less than you are capable of being, you will probably be unhappy all the days of your life- Abraham Maslow</text:p>
      <text:p text:style-name="P5"> </text:p>
      <text:p text:style-name="P7"><text:soft-page-break/>185.My best friend is the one who brings out the best in me- Henry Ford</text:p>
      <text:p text:style-name="Text_20_body"/>
      <text:p text:style-name="P7">186.To the unwilling, nothing is easy. -“Gaelic Proverb”</text:p>
      <text:p text:style-name="Text_20_body"/>
      <text:p text:style-name="P7">187. Hope is the feeling that life and work have a meaning- Vaclav Havel</text:p>
      <text:p text:style-name="P5"> </text:p>
      <text:p text:style-name="P7">188. Wealth, like happiness, is never attained when sought after directly.  It always comes as a byproduct of providing a useful service- Henry Ford</text:p>
      <text:p text:style-name="Text_20_body"/>
      <text:p text:style-name="P7">189. Do not lose courage in considering your own imperfections but instantly set about remedying them. Every day begin the task anew- St. Francis</text:p>
      <text:p text:style-name="Text_20_body"/>
      <text:p text:style-name="P7">190. Every day that you don’t polish your talent, you lose a piece of it- Evander Holyfield</text:p>
      <text:p text:style-name="Text_20_body"/>
      <text:p text:style-name="P7">191. R + R – R = R + R (Rules and Regulations minus Relationships equals Resentment and Rebellion)- John Maxwell</text:p>
      <text:p text:style-name="Text_20_body"/>
      <text:p text:style-name="P7">192. People who make the worst use of time may be the same ones who complain that there is never enough time.</text:p>
      <text:p text:style-name="Text_20_body"/>
      <text:p text:style-name="P7">193. It’s important to make plans, even if we decide to change them, so that at least for the moment, we know where we’re going and we can have a sense of progress- Leon Tec</text:p>
      <text:p text:style-name="Text_20_body"/>
      <text:p text:style-name="P7">194. The world has a way of giving what is demanded of it.  If you are frightened and look for failure and poverty, you will get them, no matter how hard you try to succeed.  Lack of faith in yourself, in what life will do for you, cuts you off from the good things of the world. Expect victory and you make victory.  Nowhere is this truer than in business, where bravery and faith bring both material and spiritual rewards. - Preston Bailey</text:p>
      <text:p text:style-name="Text_20_body"/>
      <text:p text:style-name="P7">195. “Take care of those who work for you and you’ll float to greatness on their achievements.”  - H.S.M. Burns</text:p>
      <text:p text:style-name="Text_20_body"/>
      <text:p text:style-name="P7">196. “To keep an organization young and fit, don’t hire anyone until everybody’s so overworked they’ll be glad to see the newcomer no matter where he sits”.- Robert Townsend</text:p>
      <text:p text:style-name="Text_20_body"/>
      <text:p text:style-name="P7">197. “More men are killed by overwork than the importance of the word justifies”. -Rudyard Kipling</text:p>
      <text:p text:style-name="Text_20_body"/>
      <text:p text:style-name="P7"><text:soft-page-break/>198. “What makes men happy is liking what they have to do.  This is a principle on which society is not founded”. - Claude Adrien Helvetius</text:p>
      <text:p text:style-name="Text_20_body"/>
      <text:p text:style-name="P7">199. “I come from an environment where, if you see a snake, you kill it.  At General Motors, if you see a snake, the first thing you do is hire a consultant on snakes”. - H. Ross Perot</text:p>
      <text:p text:style-name="P5"> </text:p>
      <text:p text:style-name="P7">200.“You develop people just like you mine gold.  When you mine gold, you don’t go into the mountain looking for dirt.  You look for gold, no matter how small, or how much dirt you have to push aside”- Andrew Carnegie</text:p>
      <text:p text:style-name="P5"> </text:p>
      <text:p text:style-name="P7">201.All problems become smaller if, instead of indulging them, you confront them.  Touch a thistle timidly and it pricks you; grasp it boldly and its spine crumbles. - William S. Halsey</text:p>
      <text:p text:style-name="P5"> </text:p>
      <text:p text:style-name="P19"><text:span text:style-name="T3">203.To do great important tasks, two things are necessary: a plan and not quite enough time- Anonymous</text:span></text:p>
      <text:p text:style-name="P5"> </text:p>
      <text:p text:style-name="P7">204. All men dream but not equally.  Those who dream by night in the dusty recesses of their minds wake in the day to find that it was vanity, but the dreamers of the day are dangerous men, for they may act their dreams with open eyes to make it possible- T.E. Lawrence</text:p>
      <text:p text:style-name="Text_20_body"/>
      <text:p text:style-name="P7">205.Do what you’re afraid to do.  When you run away because you are afraid to do something big, you pass opportunity by.- W. Clement Stone</text:p>
      <text:p text:style-name="Text_20_body"/>
      <text:p text:style-name="P7">206.No great genius ever existed without some touch of madness.- Seneca</text:p>
      <text:p text:style-name="Text_20_body"/>
      <text:p text:style-name="P7">207.Sometimes we stare so long at a door that is closing that we see too late the one that is open.- Alexander Graham Bell</text:p>
      <text:p text:style-name="Text_20_body"/>
      <text:p text:style-name="P7">208. Both tears and sweat are salty, but they render a different result.  Tears will get you sympathy, sweat will get you change.- Jesse Jackson</text:p>
      <text:p text:style-name="Text_20_body"/>
      <text:p text:style-name="P7">209. Many persons think that by hoarding money they are gaining safety for themselves.  If money is your only hope for independence, you will never have it. The only real security that a person can have in this world is a reserve of knowledge, experience, and ability.  Without these qualities, money is practically useless.- Henry Ford</text:p>
      <text:p text:style-name="Text_20_body"/>
      <text:p text:style-name="P7">210. All progress is based upon a universal innate desire on the part of every organism to live beyond <text:soft-page-break/>its income.- Samuel Butler</text:p>
      <text:p text:style-name="Text_20_body"/>
      <text:p text:style-name="P7">211.The trouble with the world is that the stupid are cocksure and the intelligent are full of doubt.- Bertrand Russell</text:p>
      <text:p text:style-name="Text_20_body"/>
      <text:p text:style-name="P7">212. Life is easier to take than you’d think: all that is necessary is to accept the impossible, do without the indispensable, and bear the intolerable.- Kathleen Norris</text:p>
      <text:p text:style-name="Text_20_body"/>
      <text:p text:style-name="P7">213. It is not death that a man should fear, but he should fear never beginning to live.- Marcus Aurelius</text:p>
      <text:p text:style-name="P5"> </text:p>
      <text:p text:style-name="P7">214. I worry that our lives are like soap operas.  We can go for months and not tune in to them, then six months later we look in and the same stuff is still going on.- Jane Wagner “The Search for Signs of Intelligent Life in the Universe”</text:p>
      <text:p text:style-name="P5"> </text:p>
      <text:p text:style-name="P7">215. Many men fail because they quit too soon.  They lose faith when the signs are against them.  They do not have the courage to hold on, to keep fighting in spite of that which seems insurmountable.  If more of us would strike out and attempt the “impossible,” we very soon would find the truth of that old saw that nothing is impossible….Abolish fear and you can accomplish anything you wish.- Dr. C.E. Welch, “Welch’s Grape Juice company”.</text:p>
      <text:p text:style-name="Text_20_body"/>
      <text:p text:style-name="P7">216. We trained hard, but it seemed that every time we were beginning to form up into teams, we would be reorganized.  I was to learn later in life that we tend to meet any situation by reorganizing, and a wonderful method it can be for creating the illusion of progress while producing confusion, inefficiency and demoralization. - Gaius Petronius, “Author of “Satyricon””</text:p>
      <text:p text:style-name="Text_20_body"/>
      <text:p text:style-name="P7">217. Managers are people who do things right, and leaders are people who do the right thing.  - Warren G. Bennis and Burt Nanus</text:p>
      <text:p text:style-name="Text_20_body"/>
      <text:p text:style-name="P7">218. Eighty percent of American managers cannot answer with any measure of confidence these seemingly simple questions: What is my job?  What in it really counts? How well am I doing?- W. Edwards Demming</text:p>
      <text:p text:style-name="Text_20_body"/>
      <text:p text:style-name="P7">219. Fear is a natural reaction to moving closer to the truth- Pema Chodron “When Things Fall Apart” </text:p>
      <text:p text:style-name="P5"> </text:p>
      <text:p text:style-name="P19"><text:span text:style-name="T3">221.If you really want to do something, you’ll find a way; if you don’t, you’ll find an excuse.</text:span></text:p>
      <text:p text:style-name="P5"> </text:p>
      <text:p text:style-name="P7">222.Life is a place of service.  Joy can be real only if people look upon their life as a service and have <text:soft-page-break/>a definite object in life outside themselves and their personal happiness. -Leo Tolstoy</text:p>
      <text:p text:style-name="P5"> </text:p>
      <text:p text:style-name="P7">223.The pessimist may be right in the long run, but the optimist has a better time during the trip.</text:p>
      <text:p text:style-name="P5"> </text:p>
      <text:p text:style-name="P5"><text:span text:style-name="T23">225.Hold fast the time!  Guard it, watch over it, every hour, every minute!  Unregarded it slips away like a lizard, smooth, slippery, faithless.  Hold every moment sacred. Give each clarity and meaning, each the weight of thine awareness, each its true and due fulfillment. - Thomas Mann, German novelist and essayist</text:span></text:p>
      <text:p text:style-name="P5"> </text:p>
      <text:p text:style-name="P5"><text:span text:style-name="T23">227.The one who insists on seeing with perfect clearness before he decides, never decides- Henri Frederic Amiel</text:span></text:p>
      <text:p text:style-name="P5"> </text:p>
      <text:p text:style-name="P7">228.Sometimes the fool who rushes in gets the job done.- Al Bernstein</text:p>
      <text:p text:style-name="P5"> </text:p>
      <text:p text:style-name="P7">229.Real courage is when you know you’re licked before you begin, but you begin anyway and see it through no matter what.- Harper Lee</text:p>
      <text:p text:style-name="P5"> </text:p>
      <text:p text:style-name="P7">230.Faced with the choice between changing one’s mind and proving there is no need to do so, almost everyone gets busy on the proof.- John Kenneth Galbraith.</text:p>
      <text:p text:style-name="P5"> </text:p>
      <text:p text:style-name="P7">231.Progress has lacked the capacity to amputate its errors as it discovers them in the bosom of success.  As it could not shed its errors tragically, it did so criminally: The century of material freedom has also been the century of criminal calamity and ecological catastrophe.- Carlos Fuentes, Mexican novelist</text:p>
      <text:p text:style-name="Text_20_body"/>
      <text:p text:style-name="P7">232.You gain strength, courage and confidence by every experience in which you really stop to look fear in the face.  You are able to say to yourself, “I have lived through this horror. I can take the next thing that comes along.” You must do the thing you think you cannot do.- Eleanor Roosevelt</text:p>
      <text:p text:style-name="P5"> </text:p>
      <text:p text:style-name="P7">233.Risk! Risk anything!  Care no more for the opinion of others, for those voices.  Do the hardest thing on earth for you. Act for yourself. Face the truth.-  Katherine Mansfield</text:p>
      <text:p text:style-name="P5"> </text:p>
      <text:p text:style-name="P7">234.To do anything in this world worth doing, we must not stand back shivering and thinking of the cold and danger, but jump in, and scramble through as well as we can.- Sydney Smith</text:p>
      <text:p text:style-name="P5"> </text:p>
      <text:p text:style-name="P7">235.The hallmark of courage in our age of conformity is the capacity to stand on one’s convictions, not obstinately or defiantly (these are gestures of defensiveness, not courage), not as a gesture of retaliation, simply because these are what one believes.- Rollo May, “psychologist”</text:p>
      <text:p text:style-name="P5"><text:soft-page-break/> </text:p>
      <text:p text:style-name="P7">236.I long to accomplish a great and noble task, but it is my chief duty to accomplish small tasks as if they were great and noble.- Helen Keller</text:p>
      <text:p text:style-name="P5"> </text:p>
      <text:p text:style-name="P7">237.You are here to enrich the world, and you impoverish yourself if you forget the errand.- Woodrow Wilson</text:p>
      <text:p text:style-name="P5"> </text:p>
      <text:p text:style-name="P7">238.To laugh often and much; to win the respect of intelligent people and the affection of children; to earn the appreciation of honest critics and endure the betrayal of false friends; to appreciate beauty; to find the best in others; to leave the world a little better whether by a healthy child, a garden patch or a redeemed social condition; to know even one life has breathed easier because you have lived.  This is to have succeeded- Ralph Waldo Emerson</text:p>
      <text:p text:style-name="P5"> </text:p>
      <text:p text:style-name="P7">239.We have discovered this incredible management principle: people talk to each other- John McConnell, Sr. “CEO of Worthington Industries”</text:p>
      <text:p text:style-name="P5"> </text:p>
      <text:p text:style-name="P7">240.Far better it is to dare mighty things, to win glorious triumphs, even though checkered by failure, than to take rank with those poor spirits who neither enjoy much nor suffer much, because they live in the gray twilight that knows not victory or defeat. -Theodore Roosevelt</text:p>
      <text:p text:style-name="P5"> </text:p>
      <text:p text:style-name="P7">241.We should every night call ourselves to an account: What infirmity have I mastered today?  What passions opposed? What temptations resisted? What virtue acquired? Our vices abate of themselves if they are brought every day to the shrift- Seneca</text:p>
      <text:p text:style-name="P5"> </text:p>
      <text:p text:style-name="P7">242.Have confidence in those who, if necessary, are courageous to contradict you- Catherine the Great</text:p>
      <text:p text:style-name="P5"> </text:p>
      <text:p text:style-name="P7">243.Think like a wise man but communicate in the language of the people- William Butler Yeats</text:p>
      <text:p text:style-name="Text_20_body"/>
      <text:p text:style-name="P7">244.Turn your mid life crisis to your own advantage by making it a time for renewal of your body and mind, rather than stand by helplessly and watch them decline- Jane Brody</text:p>
      <text:p text:style-name="P5"> </text:p>
      <text:p text:style-name="P7">245.An army of deer led by a lion is more to be feared than an army of lions led by a deer.- Phillip II of Macedon</text:p>
      <text:p text:style-name="P5"> </text:p>
      <text:p text:style-name="P7">246.I learned that a great leader is a man who has the ability to get other people to do what they don’t want to do and like it.- Harry Truman</text:p>
      <text:p text:style-name="P5"> </text:p>
      <text:p text:style-name="P7"><text:soft-page-break/>247.There is nothing more difficult to take in hand, more perilous to conduct, or more uncertain in its success, than to take the lead in the introduction of a new order of things.- Niccolo Machiavelli</text:p>
      <text:p text:style-name="P5"> </text:p>
      <text:p text:style-name="P7">248.You cannot run away from a weakness.  You must sometimes fight it out or perish; and if that be so, why not now, and where you stand? - Robert Louis Stevenson</text:p>
      <text:p text:style-name="P5"> </text:p>
      <text:p text:style-name="P7">249.Work banishes those three great evils: boredom, vice, and poverty- Voltaire</text:p>
      <text:p text:style-name="P5"> </text:p>
      <text:p text:style-name="P7">250.My grandfather once told me that there are two kinds of people: those who do the work and those who take the credit.  He told me to try to be in the first group; there was less competition there.- Indira Gandhi</text:p>
      <text:p text:style-name="P5"> </text:p>
      <text:p text:style-name="P7">251.It is not the critic who counts, nor the man who points out how the strong man stumbled or where the doers of deeds could have done them better.  The credit belongs to the man who is actually in the arena: whose face is marred by the dust and sweat and blood; who strives valiantly; who errs and comes short again and again &amp; who knows great enthusiasms, the great devotions, and spends himself in a worthy cause; who, at the best, knows in the end the triumph of high achievement; and who, at the worst if he fails, at least fails while daring greatly, so that his place shall never be with those cold timid souls who know neither victory or defeat- Theodore Roosevelt</text:p>
      <text:p text:style-name="P5"> </text:p>
      <text:p text:style-name="P7">252.The master in the art of living makes little distinction between his work and his play, his labor and his leisure, his mind and his body, his education and his recreation, his love and his religion.  He hardly knows which is which. He simply pursues his vision of excellence in whatever he does, leaving others to decide whether he is working or playing. To him he is always doing both.</text:p>
      <text:p text:style-name="P5"> </text:p>
      <text:p text:style-name="P7">253.The future is that time when you’ll wish you’d done what you aren’t doing now. - Susan Jeffers, author.</text:p>
      <text:p text:style-name="P5"> </text:p>
      <text:p text:style-name="P7">254.The one who follows the crowd, will usually get no further than the crowd.  The one who walks alone is likely to discover places no one has been before. Creativity in living is not without its attendant difficulties, for peculiarity breed contempt.  And the unfortunate thing about being ahead of your time is that when people finally realize you were right, they all say it was obvious all along. You have two choices in life: you can dissolve into the main stream, or you can be distinct.  To be distinct, you must be different, you must strive to be what no one else but you can be.</text:p>
      <text:p text:style-name="Text_20_body"/>
      <text:p text:style-name="P7">255.Fear is temporary, but regrets last a lifetime!</text:p>
      <text:p text:style-name="P5"> </text:p>
      <text:p text:style-name="P7">256.Courage is not simply one of the virtues, but the form of every virtue at the testing point- C.S. <text:soft-page-break/>Lewis, “The Screwtape Letters”</text:p>
      <text:p text:style-name="Text_20_body"/>
      <text:p text:style-name="P7">257.Real world problems cannot be solved by systems, because the function of the system is limited to an already existing conceptualization and real world problems are resolved by radical innovation, not by new combinations of old ideas- John Gall, Systemantics</text:p>
      <text:p text:style-name="Text_20_body"/>
      <text:p text:style-name="P7">258.We began to ask ourselves, “Why should we have so much salvage?  Are we not giving more attention to reclaiming than not wasting?” And with that thought in mind we set out to examine all our processes-  Henry Ford</text:p>
      <text:p text:style-name="Text_20_body"/>
      <text:p text:style-name="P7">259.Once you eliminate your number one problem, number two gets a promotion- Gerald Weinberg</text:p>
      <text:p text:style-name="Text_20_body"/>
      <text:p text:style-name="P7">260.Every good and excellent thing stands moment by moment on the razor’s edge of danger and must be fought for.</text:p>
      <text:p text:style-name="P5"> </text:p>
      <text:p text:style-name="P7">261. It is good management to reduce the variation of any quality characteristic, whether this characteristic be in a state of control or not, and even when few or no defectives are being produced.-  W. Edwards Deming</text:p>
      <text:p text:style-name="Text_20_body"/>
      <text:p text:style-name="P7">262.Action in the enterprise is always of the nature of a surgical interference with the living organism.  It means that people have to change their habits, their ways of doing things, their relationship to each other, their objectives, or their tools.  Even if the change is right, there is always some danger of shock. A healthy organism will withstand such shock more easily than a diseased one; indeed, “healthy” with respect to the organization of an enterprise means the ability to accept change easily and without trauma.  Still, it is the mark of a good surgeon that he does not cut unless necessary.- Peter F. Drucker “The Practice of Management”</text:p>
      <text:p text:style-name="Text_20_body"/>
      <text:p text:style-name="P7">263.You may have to fight a battle more than once to win it- Margaret Thatcher</text:p>
      <text:p text:style-name="Text_20_body"/>
      <text:p text:style-name="P7">264. Risk more than others think is safe.  Care more than others think is wise. Dream more than others think is practical.  Expect more than others think is possible. - “Cadet maxim, West Point Military Academy”</text:p>
      <text:p text:style-name="Text_20_body"/>
      <text:p text:style-name="P7">265.Man’s mind, once stretched by a new idea, never regains its original dimensions- Oliver Wendell Holmes.</text:p>
      <text:p text:style-name="Text_20_body"/>
      <text:p text:style-name="P7">266.If a man practices doing things for other people until it becomes so much a habit he is <text:soft-page-break/>unconscious of it, all the good forces of the universe will line up behind him and whatever he undertakes to do.- Bruce Barton, “father of American advertising”</text:p>
      <text:p text:style-name="Text_20_body"/>
      <text:p text:style-name="P7">267.You see things; and you say “Why?”  But I dream things that never were and say ‘Why not?”  - George Bernard Shaw, “Back to Methuselah”</text:p>
      <text:p text:style-name="Text_20_body"/>
      <text:p text:style-name="P7">268.A task becomes easier, not because the task itself changes but our ability to do it increases. - Heber J. Grant</text:p>
      <text:p text:style-name="P5"> </text:p>
      <text:p text:style-name="P7">269.The courage to laugh, to love, to be open, to risk, to learn, and to go forth and live for the depths is what it means to be the genius of full potential. - Ann McGee Cooper</text:p>
      <text:p text:style-name="P5"> </text:p>
      <text:p text:style-name="P7">270.The people who succeed are the few who have the ambition and the willpower to develop themselves. - Herbert Casson</text:p>
      <text:p text:style-name="P5"> </text:p>
      <text:p text:style-name="P19"><text:span text:style-name="T3">272.There is a tendency on the part of those who write…to allow the subject to drag them into dense complexity and deep subjectivity.  One can understand the temptation: complexity and subjectivity are a protection against critics who can be said to have missed the point; they are even more serviceable as an alternative to the toil and frustration of difficult clarification.- John Kenneth Galbraith</text:span></text:p>
      <text:p text:style-name="Text_20_body"/>
      <text:p text:style-name="P7">273.The effective personality wins submission by persuasion, by cultivating belief, by “exercising leadership”.- John Kenneth Galbraith</text:p>
      <text:p text:style-name="Text_20_body"/>
      <text:p text:style-name="P7">274.How truly powerful a leader is can be judged by how well he can persuade his followers to accept his solutions to their problems, his path to their goals.- John Kenneth Galbraith</text:p>
      <text:p text:style-name="Text_20_body"/>
      <text:p text:style-name="P7">275.  The world is perishing for a lack of those who love us enough to tell us the truth.- Richard Bolles “What Color is Your Parachute”</text:p>
      <text:p text:style-name="P5"> </text:p>
      <text:p text:style-name="P19"><text:span text:style-name="T3">277.  What you simulate, you will generate.  How you speak is what you will seek. What you say will determine your day.  What you visualize will materialize. -Denis Waitley “Empires of the Mind”</text:span></text:p>
      <text:p text:style-name="Text_20_body"/>
      <text:p text:style-name="P7">278.  Anyone who looks at things solely in terms of factors that can easily be quantified is missing the heart of business, which is the right people. -Herbert Kelleher “CEO of Southwest Airlines”</text:p>
      <text:p text:style-name="Text_20_body"/>
      <text:p text:style-name="P19"><text:span text:style-name="T3">277.  You must spend your time wisely, but never try to save it- Denis Waitley “Empires of the Mind”</text:span></text:p>
      <text:p text:style-name="P5"> </text:p>
      <text:p text:style-name="P7"><text:soft-page-break/>278.  In renunciation, it is not the cohorts, luxuries, and pleasures to give up.  Many could forgo having meals, a full wardrobe, a fine house, etc. It is the ego that they cannot forgo, the self that is wrapped, suffocated in material things which include social position, popularity and power.  It is the only self they know and they will not abandon it for an illusory new self, which they may never obtain.- Mahatma Ghandi</text:p>
      <text:p text:style-name="Text_20_body"/>
      <text:p text:style-name="P7">279.  Rejoice in suffering, strange as it sounds, for this is a sign of the availability of energy to transform their characters.  Suffering is nature’s way of indicating a mistaken attitude or way of behavior, and to the non egocentric person, every moment of suffering is an opportunity for growth.- Rollo May</text:p>
      <text:p text:style-name="Text_20_body"/>
      <text:p text:style-name="P7">280. Leadership is getting others to do what you want them to do because they want to do it. – Winston Churchill</text:p>
      <text:p text:style-name="Text_20_body"/>
      <text:p text:style-name="P7">281.  There are people who are afraid of clarity because they fear that it may not seem profound-  Elton Trueblood</text:p>
      <text:p text:style-name="Text_20_body"/>
      <text:p text:style-name="P7">282. You will find, as you look back on your life, that the moments that stand out are the moments when you have done things for others- Henry Drummond.</text:p>
      <text:p text:style-name="Text_20_body"/>
      <text:p text:style-name="P7">283. Great spirits have always encountered violent opposition from mediocre minds- Albert Einstein.</text:p>
      <text:p text:style-name="Text_20_body"/>
      <text:p text:style-name="P7">284. What I hear, I forget; What I see, I remember; but what I do I understand- Confucius “451 B.C.” </text:p>
      <text:p text:style-name="Text_20_body"/>
      <text:p text:style-name="P7">285. Statistics…is the most important science in the whole world, for upon it depends the practical application of every other (science) and of every art: the one science essential to all political and social administration, all education, for it only gives exact results of our experience…to understand God’s thoughts, we must study statistics, for these are the measure of his purpose. -Florence Nightingale </text:p>
      <text:p text:style-name="Text_20_body"/>
      <text:p text:style-name="P7">286. In general, mankind, since the improvement of cookery, eats twice as much as nature requires.- Benjamin Franklin</text:p>
      <text:p text:style-name="Text_20_body"/>
      <text:p text:style-name="P7">287. You will find those very feeling people not very ready to do you good. They pay you by feeling. -  Samuel Johnson “Samuel Johnson's warning to Boswell”</text:p>
      <text:p text:style-name="Text_20_body"/>
      <text:p text:style-name="P7">288. People say that life is the thing, but I prefer reading.-Logan Pearsall Smith</text:p>
      <text:p text:style-name="Text_20_body"/>
      <text:p text:style-name="P7"><text:soft-page-break/>289. Mistakes are useful because they teach us what doesn’t work.- Rick Warren</text:p>
      <text:p text:style-name="Text_20_body"/>
      <text:p text:style-name="P7">290. It is possible to fail in many ways…while to succeed is possible in only one way (for which reason also one is easy and the other difficult to miss the mark is easy, to hit it difficult).- Aristotle</text:p>
      <text:p text:style-name="Text_20_body"/>
      <text:p text:style-name="P7">291.  "War is an ugly thing, but not the ugliest of things: Much worse is the decayed and degraded state of moral and patriotic feelings which thinks that nothing is worth war. A man who has nothing for which he is willing to fight ,nothing he cares about more than his own personal safety, is a miserable creature who has no chance of being free, unless made and kept so by the exertions and blood of better men than himself." -John Stuart Mill</text:p>
      <text:p text:style-name="Text_20_body"/>
      <text:p text:style-name="P3"><text:span text:style-name="T1">293.  If you hear a voice within you say 'you cannot paint,' then by all means paint, and that voice will be silenced. </text:span><text:span text:style-name="T4">- </text:span><text:span text:style-name="T1">Vincent Van Gogh</text:span></text:p>
      <text:p text:style-name="Text_20_body"/>
      <text:p text:style-name="P3"><text:span text:style-name="T1">294.</text:span><text:span text:style-name="T5">   </text:span><text:span text:style-name="T1">Nobody ever went broke underestimating the taste of the American public- H.L. Mencken.</text:span></text:p>
      <text:p text:style-name="P21"><text:span text:style-name="T1">295.</text:span><text:span text:style-name="T5">   </text:span><text:span text:style-name="T1">If you have a job without aggravation, you don't have a job. -Malcolm Forbes</text:span></text:p>
      <text:p text:style-name="P21"><text:span text:style-name="T1">296.</text:span><text:span text:style-name="T5">   “</text:span><text:span text:style-name="T1">If the hunger for liberty destroys order, the hunger for order will destroy liberty.” – Will Durant </text:span></text:p>
      <text:p text:style-name="P21"><text:span text:style-name="T1">297.</text:span><text:span text:style-name="T5">   </text:span><text:span text:style-name="T1">Thus not only does democracy make every man forget his ancestors, but it hides his descendants and separates his contemporaries from him; it throws him back forever upon himself alone and threatens in the end to confine him entirely within the solitude of his own heart.” - Alexis de Tocqueville, “Democracy in America”</text:span></text:p>
      <text:p text:style-name="P21"><text:span text:style-name="T1">298.</text:span><text:span text:style-name="T5">   “</text:span><text:span text:style-name="T1">A youth boiling with hormones will wonder why he should not give full freedom to his sexual desires; and if he is unchecked by custom, morals, or laws, he may ruin his life before he matures sufficiently to understand that sex is a river of fire that must be banked and cooled by a hundred restraints if it is not to consume both the individual and the group.” - Will and Ariel Durant, “The Lessons of History, pp. 35–36”.</text:span></text:p>
      <text:p text:style-name="P21"><text:span text:style-name="T1">299.</text:span><text:span text:style-name="T5">   </text:span><text:span text:style-name="T1">"Thousands of ethicists and bioethicists, as they are called, professionally guide the unthinkable on its passage through the debatable on its way to becoming the justifiable, until it is finally established as the unexceptional." - Rev. Richard Neuhaus, </text:span><text:span text:style-name="T5"> “</text:span><text:span text:style-name="T1">editor in chief of  First Things”</text:span></text:p>
      <text:p text:style-name="P21"><text:span text:style-name="T1">300.</text:span><text:span text:style-name="T5">   </text:span><text:span text:style-name="T1">We associate truth with convenience, with what most closely accords with self interest and personal well being or promises to avoid awkward effort or unwelcome dislocation of life.  We also find highly acceptable what contributes most to self esteem. - John Kenneth Galbraith, commenting on the phrase “Conventional Wisdom”</text:span></text:p>
      <text:p text:style-name="P21"><text:span text:style-name="T1">301.</text:span><text:span text:style-name="T5">   </text:span><text:span text:style-name="T1">Economic and social behaviors are complex, and to comprehend their character is mentally tiring.  Therefore we adhere, as though to a raft, to those ideas which represent our understanding. - John Kenneth Galbraith  “Conventional Wisdom”</text:span></text:p>
      <text:p text:style-name="Text_20_body"><text:soft-page-break/></text:p>
      <text:p text:style-name="P3"><text:span text:style-name="T1">302.  "I never had a dream in my life, ‘cause a dream is something you wanted to do but still haven't pursued. I knew what I wanted and did it till I was done, so I've been the dream I wanted to be since day one...-"</text:span><text:span text:style-name="T4">Aesop Rock”</text:span></text:p>
      <text:p text:style-name="Text_20_body"/>
      <text:p text:style-name="P8">303.  The power of accurate observation is commonly called cynicism by those who have not got it. -George Bernard Shaw</text:p>
      <text:p text:style-name="P6"> </text:p>
      <text:p text:style-name="P8">304.  The mind is a charioteer driving twin horses of reason and emotion.  Except cognition is a smart pony, and emotion is an elephant- Colin Camerer and George Loewenstein “discussing “Neuroeconomics””</text:p>
      <text:p text:style-name="P6"> </text:p>
      <text:p text:style-name="P8">305. By the collision of different sentiments, sparks of truth are struck out, and political light is obtained.- Benjamin Franklin</text:p>
      <text:p text:style-name="P22">306.  The scientist is possessed by the sense of universal causation…His religious feeling takes the form of a rapturous amazement at the harmony of natural law, which reveals an intelligence of such superiority that, compared with it, all the systematic thinking and acting of human beings is an utterly insignificant reflection.  This feeling is the guiding principle of his life and work, in so far as he succeeds in keeping himself from the shackles of selfish desire- Albert Einstein.</text:p>
      <text:p text:style-name="P22">307."Most jobs and many leisure activities, especially those involving passive consumption of mass media are not designed to make us happy and strong.  Their purpose is to make money for someone else. If we allow them to, they can suck out the marrow of our lives, leaving only feeble husks." - Mihaly Csikszentmihaly</text:p>
      <text:p text:style-name="P22">308."You're either an owner or a temp. You need to continually prove your value if you expect to have your contract renewed. The organization gave up on you (and every other employee) more than a decade ago.  It's time you gave up on it." - Watts Wacker “(I read this quote in the 1990’s)”</text:p>
      <text:p text:style-name="P22">309."No one can have a high and noble calling while engaged in petty and mean employment, for whatever the pursuits of men are, their characters will be similar.  – Demosthenes</text:p>
      <text:p text:style-name="P22">310."Usually it is our work that gives our lives their greatest significance.  It is what we do that determines every other thing in life. - Sterling W. Sill</text:p>
      <text:p text:style-name="P22">311."Anyone who lives as they really believe and stands up for what they believe in is a leader.  Everything rises and falls on leadership. We were born to lead. If that's what we were born to do, then we need to learn how."   - Sheri Dew</text:p>
      <text:p text:style-name="P22">312."If drugs were the answer, we'd be the healthiest people on the planet!"- Dr. Mark McClellan “Administrator of the Centers for Medicare and Medicaid Services”</text:p>
      <text:p text:style-name="P22"><text:soft-page-break/>313.“Following the Scout Law sounds like a game plan that would give us all a better chance for success in life—and I mean every area of life.” - Zig Ziglar</text:p>
      <text:p text:style-name="P22">314."Years subdue the ardour of passion but in lieu thereof a Friendship and affection Deep Rooted subsists which defies the Ravages of Time, and will survive whilst the vital Flame exists”- Abigail Adams to John Adams “January 7, 1793”</text:p>
      <text:p text:style-name="P22">315.“There is much to be said for the lack of learning in the barbarian.  Then he must use his wits and not books. He hears with an innocent ear not confounded by the babble of words”- Marcus Tullius Cicero</text:p>
      <text:p text:style-name="P22">316.“A bureaucrat is the most despicable of men, though he is needed as vultures are needed, but one hardly admires vultures whom bureaucrats so strangely resemble.  I have yet to meet a bureaucrat who was not petty, dull, almost witless, crafty or stupid, an oppressor or a thief, a holder of a little authority in which he delights, as a boy delights in possessing a vicious dog.  Who can trust such creatures? But nations excrete them when they become complex”. - Marcus Tullius Cicero “writing to his friend and editor Atticus”</text:p>
      <text:p text:style-name="P28"><text:span text:style-name="T2">317. "In these difficult years, America has suffered from a fever of words; from inflated rhetoric that promises more than it can deliver; from angry rhetoric that fans discontents into hatreds; from bombastic rhetoric that postures instead of persuading…We cannot learn from one another until we stop shouting at one another, until we speak quietly enough so that our words can be heard as well as our voices."- Richard Nixon, “1st</text:span><text:span text:style-name="T7"> </text:span><text:span text:style-name="T2">Inaugural Address”</text:span></text:p>
      <text:p text:style-name="P25">318.“The superior man is the one who is free from fear and anxieties”- Confucius</text:p>
      <text:p text:style-name="P25">319.“A man who causes fear cannot be free from fear”- Epicurus</text:p>
      <text:p text:style-name="P25">320. “Those who’ve abandoned their dreams will discourage yours”- bumper sticker</text:p>
      <text:p text:style-name="P25">321. “If fear is cultivated it will become the stronger.  If faith is cultivated it will achieve mastery”- John Paul Jones</text:p>
      <text:p text:style-name="P25">322. “Courage is a special kind of knowledge: the knowledge of how to fear what ought to be feared and how not to fear what ought not to be feared”- David Ben-Gurion, “Prime Minister of Israel”</text:p>
      <text:p text:style-name="P25">323. “We spend money we don't have on things we don't need to create impressions that won't last on people we don't care about.”--Tim Jackson, “professor at U. of Surrey describing developed Western nations”</text:p>
      <text:p text:style-name="P25">324.“Bureaucracy, the rule of no one, has become the modern form of despotism”- Mary McCarthy.</text:p>
      <text:p text:style-name="P23">325.When you work for a bureaucracy you’re mentally done by noon on Monday- Doris Monson</text:p>
      <text:p text:style-name="P24"><text:soft-page-break/>326.Malice will always find bad motives for good actions.- Thomas Jefferson, letter to James Madison, “May 13 1810” </text:p>
      <text:p text:style-name="Text_20_body"/>
      <text:p text:style-name="P9">327. Do something for somebody every day for which you don't get paid.- Albert Schweitzer, “philosopher, musicologist, doctor”</text:p>
      <text:p text:style-name="P23">328."Take from Man his selfish propensities, and he can have nothing to seduce him from the practice of virtue"- Thomas Jefferson (?) “Letter to Thomas Law June 13, 1814”</text:p>
      <text:p text:style-name="P23">329.There is more to life than increasing its speed- Mahatma Ghandi</text:p>
      <text:p text:style-name="P23">330.Simplicity is the ultimate sophistication- Leonardo da Vinci</text:p>
      <text:p text:style-name="P23">331.The best place to find a helping hand is at the end of your own arm. -“Swedish proverb”</text:p>
      <text:p text:style-name="P28"><text:span text:style-name="T1">332. But as the allwise disposer of events has hitherto watched over my steps, I trust that in the important one I may soon be called upon to take, he will mark the course so plainly, as that I cannot mistake the way.- George Washington “to Edmund Randolph, Aug 26, 1792 as he contemplates a 2nd</text:span><text:span text:style-name="T5"> </text:span><text:span text:style-name="T1">term as president.”</text:span></text:p>
      <text:p text:style-name="P28"><text:span text:style-name="T1">333.…however necessary it may be to keep a watchful eye over public servants, &amp; public measures, yet there ought to be limits to it; for suspicions unfounded, and jealousies too lively, are irritating to honest feelings; and oftentimes are productive of more evil than good. -George Washington “ to James Madison, May 20th</text:span><text:span text:style-name="T5"> </text:span><text:span text:style-name="T1">1792”</text:span></text:p>
      <text:p text:style-name="P23">334. And I believe it is among nations as with individuals, the party taking advantage of the distresses of another will lose infinitely more in the opinion of mankind and in subsequent events than he will gain by the stroke of the moment.- George Washington “to Gouverneur Morris, July 28 1791”</text:p>
      <text:p text:style-name="P28"><text:span text:style-name="T1">335. If there was the same propensity in Mankind to investigate the motives, as there is for censuring the conduct of public characters, it would be found that the censure so freely bestowed is oftentimes unmerited and uncharitable. - George Washington “to David Stuart June 15th</text:span><text:span text:style-name="T5"> </text:span><text:span text:style-name="T1">1790.”</text:span></text:p>
      <text:p text:style-name="P28"><text:span text:style-name="T1">336.Indeed whatsoever is unfinished of our system of public credit, cannot be benefited by procrastination; and as far as may be practicable, we ought to place that credit on grounds which cannot be disturbed, and to prevent that progressive accumulation of debt which must ultimately endanger all governments. -George Washington “6th</text:span><text:span text:style-name="T5"> </text:span><text:span text:style-name="T1">Annual Message to Congress, November 19 1794.”</text:span></text:p>
      <text:p text:style-name="P23">337.God made materials, but surfaces are the work of the devil- Wolfgang Pauli</text:p>
      <text:p text:style-name="P23">338.In nature nothing is lacking and nothing is superfluous- Leonardo Da Vinci</text:p>
      <text:p text:style-name="P23"><text:soft-page-break/>339.The most common of all follies is to believe passionately in the palpably not true. It is the chief occupation of mankind- H. L. Mencken</text:p>
      <text:p text:style-name="P23">340. No one ever went broke underestimating the taste of the American public- H. L. Mencken</text:p>
      <text:p text:style-name="P23">341. Those who can... do. Those who can't ... teach. – H. L. Mencken</text:p>
      <text:p text:style-name="P23">342. Making an engineer human again is like putting emotion back into a robot- Varendra Silva, “summer intern at W.L. Gore 2012”</text:p>
      <text:p text:style-name="P23">343. "Every associate should be promoted everyday, and every time we learn a new skill, some new knowledge, and take on a new responsibility, a new kind of activity, we have promoted ourselves." --  Bill Gore, “founder of W.L. Gore and Associates”</text:p>
      <text:p text:style-name="P23">344. Unless someone like you cares a whole awful lot, nothing is going to get better.  It’s not." - Dr. Seuss “The Lorax”</text:p>
      <text:p text:style-name="P26"><text:span text:style-name="T24">346. "The economic losses from fear are appalling. To assure better quality and productivity, it is necessary that people feel secure." - Mary Walton</text:span></text:p>
      <text:p text:style-name="P23">347. "Mediocrity is the result when fear of failure permeates an organization." - Scherkenbach</text:p>
      <text:p text:style-name="P23">348.  "If the problem is vague and unobservable, the same will be true for the solution." - Plsek and Onnias</text:p>
      <text:p text:style-name="P23">349. "If we can really understand the problem, the answer will come out of it, because the answer is not separate from the problem." - Jiddu Krishnamurti</text:p>
      <text:p text:style-name="P28"><text:span text:style-name="T1">350.  </text:span><text:span text:style-name="T9">"If you torture the data long enough, it will confess to anything."-- Ronald Coase, “British economist”</text:span></text:p>
      <text:p text:style-name="P27">351…remember that emotion, however righteous, can be the enemy of analysis”- Robert D. Kaplan, “The Atlantic- The Art of Avoiding War June 2015”</text:p>
      <text:p text:style-name="P29"><text:span text:style-name="T9">352. </text:span><text:span text:style-name="T19">“</text:span><text:span text:style-name="T10">When you innovate, you’ve got to be prepared for people telling you that you are nuts.” -Larry Ellison</text:span></text:p>
      <text:p text:style-name="Text_20_body"/>
      <text:p text:style-name="P11">353. "My first message is: Listen, listen,listen to the people who do the work." –H. Ross Perot</text:p>
      <text:p text:style-name="Text_20_body"/>
      <text:p text:style-name="P12">357. If you are depressed, you are living in the past.  If you are anxious, you are living in the future. If you are at peace, you are living in the present. - LaoTzu</text:p>
      <text:p text:style-name="Text_20_body"/>
      <text:p text:style-name="P12"><text:soft-page-break/>358. It is impossible to tell how widespread data torturing is. Like other forms of torture, it leaves no incriminating marks when done skillfully. And like other forms of torture, it may be difficult to prove even when there is incriminating evidence.”—J. L. Mills</text:p>
      <text:p text:style-name="Text_20_body"/>
      <text:p text:style-name="P12">359. Those who know do not speak.  Those who speak do not know- Lao Zi, “The Way of Lao Zi”</text:p>
      <text:p text:style-name="Text_20_body"/>
      <text:p text:style-name="P12">360. Even though I make no special attempt to observe the discipline of silence, living alone automatically makes me refrain from the sins of speech- Kamo Mo Chomei, “12th Century Japanese recluse”</text:p>
      <text:p text:style-name="Text_20_body"/>
      <text:p text:style-name="P12">361. “The fascinating impressions of rigorous mathematical analysis, with its atmosphere of precision and elegance, should not blind us to the defects of the premises that condition the whole process. There is, perhaps, no beguilement more insidious and dangerous than an elaborate and elegant mathematical process built upon unfortified premises.”- T.C.Chamberlain, “Geologist”</text:p>
      <text:p text:style-name="Text_20_body"/>
      <text:p text:style-name="P12">362. “Do not anticipate trouble or worry about what may never happen.  Keep in the sunlight”. - Benjamin Franklin</text:p>
      <text:p text:style-name="Text_20_body"/>
      <text:p text:style-name="P12">363. “It was impossible to get a conversation goin’; everybody was talking too much”- Yogi Berra</text:p>
      <text:p text:style-name="Text_20_body"/>
      <text:p text:style-name="P12">364. “If humility is beneath me, leadership is beyond me”- John Miller</text:p>
      <text:p text:style-name="Text_20_body"/>
      <text:p text:style-name="P30">365. “All blame is a waste of time. No matter how much fault you find with another, and regardless of how much you blame him, it will not change you. The only thing blame does is to keep the focus off you when you are looking for external reasons to explain your unhappiness or frustration. You may succeed in making another feel guilty about something by blaming him, but you won’t succeed in changing whatever it is about you that is making you unhappy.”- Casey Stengel</text:p>
      <text:p text:style-name="P30">366. There are four purposes for continuous improvement: easier, better,faster, cheaper and they appear in that order of priority.”—Shigeo Shingo</text:p>
      <text:p text:style-name="P32"><text:span text:style-name="T10">367. Being busy does not always mean real work. The object of all work is production or accomplishment, and to either of these ends there must be forethought, system, planning, intelligence, and honest purpose, as well as  perspiration. Seeming to do is not doing.”- Thomas Edison<text:line-break/><text:line-break/>368. “Being busy and being productive are two different things.”—Unknown</text:span></text:p>
      <text:p text:style-name="P30">369. In the beginner’s mind there are many possibilities, in the expert’s mind there are few- Zen master Shunryu Suzuki</text:p>
      <text:p text:style-name="P30"><text:soft-page-break/>370. The biggest challenge to organizations is not new technology but rather the mental models of leaders”- Knowledge@Wharton</text:p>
      <text:p text:style-name="P31">371. The problem is…that’s the problem – Ryan Monson</text:p>
      <text:p text:style-name="P30">372. “The leader of the past may have been a person who knew how to tell, but certainly the leader of the future will be a person who knows how to ask.”-Peter Drucker</text:p>
      <text:p text:style-name="P30">373. “An effective leader will ask questions instead of giving direct orders.”-Dale Carnegie</text:p>
      <text:p text:style-name="P30">374.  “The problem is that leaders fail to ask often enough the question: What is wrong around here?”- Jack Welch, ”Chairman of GE”</text:p>
      <text:p text:style-name="P30">375. Many times, I see data collection addressed as an afterthought, usually ad hoc. Collecting poorly designed data (or not even collecting data at all) virtually guarantees non trivial human variation seeping in, an open door for introducing the toxic and very human “Constant Repetition of Anecdotal Perceptions.” - Davis Balustracci</text:p>
      <text:p text:style-name="P30">376. The greatest barrier to discovery is not ignorance, but rather the illusion of knowledge- Daniel Borstein</text:p>
      <text:p text:style-name="P30">377. If you don’t ask the right questions, you don’t get the right answers. A question asked in the right way often points to its own answer. Asking questions is the ABC of diagnosis. Only the inquiring mind solves problems.” -Edward Hodnett</text:p>
      <text:p text:style-name="P30">378. “A relentless barrage of ‘whys’ is the best way to prepare your mind to pierce the clouded veil of thinking caused by the status quo. Use it often.”-Shigeo Shingo</text:p>
      <text:p text:style-name="P20"><text:span text:style-name="T13">379. Without the assistance of a teacher many roads become open to a practitioner, some on the correct path and some on the incorrect path. It is not for everyone to be without guidance. Only a few, and they are exceptional, can make a journey to wisdom without a teacher. You must have extraordinary passion, patience, and self discipline to make a journey alone. The goals must be understood,and no diversion can be acknowledged or permitted if you are to attain enlightenment within the sphere of a chosen art. This is a very difficult road to travel and not many are made for it. It is frustrating, confusing, very lonely, certainly frightening, and it will sometimes make you think you do not have much sanity left to deal with the everyday surroundings of your world. Also, there is no guarantee that you will attain perfection. It must all come from inside you without any preconceived notions on your part. And so we begin…-</text:span><text:span text:style-name="T19"> </text:span><text:span text:style-name="T13">Miaymoto Musashi “The Book of Five Rings, translated by Stephen F. Kaufman”</text:span></text:p>
      <text:p text:style-name="P11"/>
      <text:p text:style-name="P11">380. Profound knowledge must come from outside the system, and by invitation. - W. Edwards Deming</text:p>
      <text:p text:style-name="Text_20_body"/>
      <text:p text:style-name="P11">381. The essence of management is recognizing the need for change, then initiating, controlling, and <text:soft-page-break/>directing it, and solving the problems along the way. If it were not so, managers wouldn’t be needed—only babysitters. - H. WIlliam Dettmer, “The Logical Thinking Process”</text:p>
      <text:p text:style-name="Text_20_body"/>
      <text:p text:style-name="P11">382, An organization must have some means of combating the process by which people become prisoners of their procedures. The rule book becomes fatter as the ideas become fewer. Almost every well established organization is a coral reef of procedures that were laid down to achieve some long-forgotten objective.- John W. Gardner</text:p>
      <text:p text:style-name="Text_20_body"/>
      <text:p text:style-name="P11">383.  “Yesterday’s solution becomes today’s historical curiosity.”- Elyahu Goldratt</text:p>
      <text:p text:style-name="Text_20_body"/>
      <text:p text:style-name="P11">384.  “Your assumptions are your windows on the world. Scrub them off every once in a while, or the light won’t come in.” Isaac Asimov</text:p>
      <text:p text:style-name="Text_20_body"/>
      <text:p text:style-name="P11">385.  “The opinions that are held with passion are always those for which no good ground exists; indeed the passion is the measure of the holders lack of rational conviction. Opinions in politics and religion are almost always held passionately."- Bertrand Russell “note:  I don’t agree with this but it is good to consider. You can be passionate and rational. Russell is a noted atheist”.</text:p>
      <text:p text:style-name="Text_20_body"/>
      <text:p text:style-name="P12">386. “You are not entitled to your opinion. You are entitled to your informed opinion. No one is entitled to be ignorant.” - Harlan Ellison</text:p>
      <text:p text:style-name="Text_20_body"/>
      <text:p text:style-name="P12">387.  “Contradictions do not exist. Whenever you think you are facing a contradiction, check your premises. You will find that one of them is wrong.”- Ayn Rand</text:p>
      <text:p text:style-name="Text_20_body"/>
      <text:p text:style-name="P12">388.  “Change your opinions, keep to your principles; change your leaves, keep intact your roots.” - Victor Hugo</text:p>
      <text:p text:style-name="Text_20_body"/>
      <text:p text:style-name="P12">389. “I never considered a difference of opinion in politics, in religion, in philosophy, as cause for withdrawing from a friend.” - Thomas Jefferson</text:p>
      <text:p text:style-name="Text_20_body"/>
      <text:p text:style-name="P12">390.  Things which matter most must never be at the mercy of things which matter least- Johann Wolfgang von Goethe</text:p>
      <text:p text:style-name="Text_20_body"/>
      <text:p text:style-name="P2"><text:span text:style-name="T10">391. </text:span><text:span text:style-name="T20">We now have “two nations between whom there is no intercourse and no sympathy; who are as ignorant of each other’s habits, thoughts, and feelings, as if they were dwellers in different zones, or inhabitants of different planets.”- Benjamin Disraeli,”19th century British statesman, speaking of the divide between the rich and poor”</text:span></text:p>
      <text:p text:style-name="Text_20_body"/>
      <text:p text:style-name="P17">392. “One sees clearly only with the heart. Anything essential is invisible to the eyes.” - “The Little <text:soft-page-break/>Prince”.</text:p>
      <text:p text:style-name="Text_20_body"/>
      <text:p text:style-name="P2"><text:span text:style-name="T20">393. “All sin is of the same nature, and essentially consists in selfishness. Sin is a transgression of the law of love; and nothing but selfishness is a transgression of that law. God commands all men to love him supremely, and one another as themselves. When any man loves himself more than God, and his own good more than the good of any of his fellow-creatures, he is totally selfish; and his selfishness is a transgression of the divine law. All sinfulness may be traced to selfishness as its source. Men never <text:line-break/>act from any worse than selfish motives.- Nathaniel Emmons, “19th Century Massachusetts minister”</text:span></text:p>
      <text:p text:style-name="Text_20_body"/>
      <text:p text:style-name="P17">394.  If you can convince the lowest white man he’s better than the best colored man, he won’t notice you’re picking his pocket.  Hell, give him somebody to look down on and he’ll empty his pockets for you- Lyndon B. Johnson “on the debilitating effect of false poor white pride.”</text:p>
      <text:p text:style-name="Text_20_body"/>
      <text:p text:style-name="P17">395.  Scientists should never feel self satisfaction doing advanced research; the true objective is for the results to be put to use, thereby contributing to society-  Dr. Shibasaburo Kitasato “one of the founders of Terumo Medical Corporation”</text:p>
      <text:p text:style-name="Text_20_body"/>
      <text:p text:style-name="P12">396.  That which we persist in doing becomes easier, not that the task itself has become easier, but that our ability to perform it has improved- Ralph Waldo Emerson</text:p>
      <text:p text:style-name="Text_20_body"/>
      <text:p text:style-name="P12">397.  It seems plain to me that the principle of all virtue and excellency lies in a  power of denying ourselves the satisfaction of our own desires, where reason does not authorize them. - John Locke, “Some Thoughts Concerning Education, section 38”</text:p>
      <text:p text:style-name="Text_20_body"/>
      <text:p text:style-name="P2"><text:span text:style-name="T10">398.  </text:span><text:span text:style-name="T11">The greatest waste... is failure to use the abilities of people… to learn about their frustrations and about the contributions that they are eager to make.-W. Edwards Deming</text:span></text:p>
      <text:p text:style-name="Text_20_body"/>
      <text:p text:style-name="P13">400. “Beginners acquire new theories and techniques until their minds are cluttered with options.  Advanced students forget their many options. They allow the theories and techniques that they have learned to recede into the background.  As you rely less and less on thinking you know exactly what to do, your work will become more direct and more powerful. You will discover that the quality of your consciousness is more potent than any technique or theory or interpretation.” -“The Tao of Leadership”, no. 48, adapted from the “Tao te Ching’”</text:p>
      <text:p text:style-name="Text_20_body"/>
      <text:p text:style-name="P13">400a. “Learn how fruitful the blocked group or individual suddenly becomes when you give up trying to do just the right thing.” -“The Tao of Leadership, no. 48, adapted from the ‘Tao te Ching’”</text:p>
      <text:p text:style-name="Text_20_body"/>
      <text:p text:style-name="P16"><text:soft-page-break/><text:span text:style-name="T23">401. Nobody plans for poor quality management solutions. But over time, harmless little decisions can derail a quality management system. Each time we choose to sacrifice the good of the system for one person, or allow an ineffective, outdated legacy practice to continue, we take small steps toward lower and lower standards. When we have a culture that puts quality and environmental attainment at a lower priority than feelings and keeping the status quo, slowly we make the hundreds of decisions that eat away at total performance.... Every week tens, if not hundreds, of little decisions like these are made in a large company. Any one decision will not make or break the system. However, hundreds of decisions being made with a priority on entrenched personnel or ideas rather than the higher goals of continuous improvement will bring the system to its knees over time....In the end, nobody plans to have poor quality or environmental performance. It sneaks up on us... [as] the sum of so many bad decisions.”- Jim Verzino</text:span></text:p>
      <text:p text:style-name="Text_20_body"/>
      <text:p text:style-name="P13">402. “Enough of attending meetings that lead to building a bridge to nowhere, enough of asking what I’m supposed to ask rather than what needs to be asked, enough of praising people who are undeserving of praise, enough of valuing form over substance, enough of accepting good when what is needed is outstanding, enough of enabling people to act as victims when they need to take personal responsibility.”- Mariela Dabbah</text:p>
      <text:p text:style-name="Text_20_body"/>
      <text:p text:style-name="P13">403.  My life has been filled with terrible misfortunes.  Most of it never happened- Michel de Montaigne.</text:p>
      <text:p text:style-name="Text_20_body"/>
      <text:p text:style-name="P13">404.   Before you speak, let your words pass through these three gates: At the first gate, ask yourself, ‘Is it true?’ At the second gate, ask yourself, ‘Is it necessary?’ At the third gate, ask yourself, ‘Is it kind? “ -13th Century Sufi saying”</text:p>
      <text:p text:style-name="Text_20_body"/>
      <text:p text:style-name="P7">405.  Culture determines and limits strategy- Edgar Schein "Organizational Culture &amp; Leadership."</text:p>
      <text:p text:style-name="Text_20_body"/>
      <text:p text:style-name="P7">406. “This time, like all times, is a very good one, if we but know what to do with it.”- Ralph Waldo Emerson</text:p>
      <text:p text:style-name="Text_20_body"/>
      <text:p text:style-name="P7">407.  “For there are few things as useless,if not as dangerous, as the right answer to the wrong question.” —Peter Drucker</text:p>
      <text:p text:style-name="Text_20_body"/>
      <text:p text:style-name="P7">408. There is a way to do it better; find it. - Thomas Edison</text:p>
      <text:p text:style-name="Text_20_body"/>
      <text:p text:style-name="P7">409. “in a virtuous government . . . public offices are what they should be, burthens to those appointed to them, which it would be wrong to decline, though foreseen to bring with them intense labor, and great private loss.” Thomas Jefferson</text:p>
      <text:p text:style-name="Text_20_body"><text:soft-page-break/></text:p>
      <text:p text:style-name="P7">410. “If we’re actually trying to do the wrong thing, we may only be saved from disaster because we are doing it badly.”—David Kerridge</text:p>
      <text:p text:style-name="Text_20_body"/>
      <text:p text:style-name="P7">411. “It is not solving a problem to find a solution that works on paper but fails in practice because the human resources to carry it out are not available or are not in the place where they are needed.”- Peter Drucker, “The Practice of Management”</text:p>
      <text:p text:style-name="Text_20_body"/>
      <text:p text:style-name="P7">412. There is no riskless action nor even riskless non action. But what matters most is neither the expected gain nor the anticipated risk but the ratio between them.”-Peter Drucker, “The Practice of Management”</text:p>
      <text:p text:style-name="Text_20_body"/>
      <text:p text:style-name="P7">413. “Whenever you see a successful business, someone once made a courageous decision.” - Peter Drucker</text:p>
      <text:p text:style-name="Text_20_body"/>
      <text:p text:style-name="P7">414.  “If you go and see the work and you’re not embarrassed to some degree, then you’re not really seeing the work.”- advice from MIT Sloan professor Nelson Repenning to Executives in his Management training course</text:p>
      <text:p text:style-name="Text_20_body"/>
      <text:p text:style-name="P7">415.  “A bad system will beat a good person every time”. - W. Edwards Demming</text:p>
      <text:p text:style-name="Text_20_body"/>
      <text:p text:style-name="P7">416.  “A good organization will take five years to turn around. Most will take 10”. - W. Edwards Demming</text:p>
      <text:p text:style-name="Text_20_body"/>
      <text:p text:style-name="P7">417.  “All of the practices and systems that we have built and embedded in our organizations [including] budgeting, performance review, ROI calculations, inventory.... All of those things were invented over a century ago to routinize the nonroutine.   When [today’s] challenge is for every organization to become ever more adaptable, ever more innovative, ever more inspiring and engaging, those principles don’t serve us well.” - Polly LaBarre, “cofounder of Management Lab and Management Innovation Exchange.”</text:p>
      <text:p text:style-name="Text_20_body"/>
      <text:p text:style-name="P7">418. It is a capital mistake to theorize before one has data. Insensibly one begins to twist facts to suit theories, instead of theories to suit facts. - Sherlock Holmes, “The Adventures of Sherlock Holmes, A Scandal in Bohemia”</text:p>
      <text:p text:style-name="Text_20_body"/>
      <text:p text:style-name="P2"><text:span text:style-name="T1">419. </text:span><text:span text:style-name="T10">How often have I said to you that </text:span><text:span text:style-name="T12">when you have eliminated the impossible, whatever remains, </text:span><text:span text:style-name="T14">however improbable</text:span><text:span text:style-name="T12">, must be the truth? - </text:span><text:span text:style-name="T1">Sherlock Holmes, “The Sign of Four, Chapter </text:span><text:soft-page-break/><text:span text:style-name="T1">6”</text:span></text:p>
      <text:p text:style-name="Text_20_body"/>
      <text:p text:style-name="P2"><text:span text:style-name="T10">420.  You see, but you do not observe. The distinction is clear. - Sherlock Holmes, “</text:span><text:span text:style-name="T1">Scandal in Bohemia”</text:span></text:p>
      <text:p text:style-name="Text_20_body"/>
      <text:p text:style-name="P2"><text:span text:style-name="T1">421. </text:span><text:span text:style-name="T10">It has long been an axiom of mine that the little things are infinitely the most important. - </text:span><text:span text:style-name="T1">Sherlock Holmes, “A Case of Identity” </text:span></text:p>
      <text:p text:style-name="Text_20_body"/>
      <text:p text:style-name="P2"><text:span text:style-name="T10">422. There is nothing more deceptive than an obvious fact. - </text:span><text:span text:style-name="T1">Sherlock Holmes, “The Boscome Valley Mystery”</text:span></text:p>
      <text:p text:style-name="Text_20_body"/>
      <text:p text:style-name="P2"><text:span text:style-name="T1">423. </text:span><text:span text:style-name="T10">We balance probabilities and choose the most likely. It is the scientific use of the imagination. - </text:span><text:span text:style-name="T1">Sherlock Holmes, “Hound of the Baskervilles, </text:span><text:span text:style-name="T11">Chap. 4 “</text:span></text:p>
      <text:p text:style-name="Text_20_body"/>
      <text:p text:style-name="P2"><text:span text:style-name="T10">424. Mediocrity knows nothing higher than itself; but talent instantly recognizes genius. - </text:span><text:span text:style-name="T1">Sherlock Holmes, “The Valley of Fear, </text:span><text:span text:style-name="T11">Part 1, chap. 1”</text:span></text:p>
      <text:p text:style-name="Text_20_body"/>
      <text:p text:style-name="P13">425.  When the mind withdraws into itself and dispenses with facts, it makes only chaos- Edith Hamilton</text:p>
      <text:p text:style-name="Text_20_body"/>
      <text:p text:style-name="P13">426.   Understanding how people can be manipulated through emotions... is as useful to those who wish to avoid this as it is for those who wish to practice it. - Thomas Cleary, “Translators Introduction to ‘Art of War’, describing the benefit of Taoist thought in understanding various views simultaneously”</text:p>
      <text:p text:style-name="Text_20_body"/>
      <text:p text:style-name="P13">427.  The only freedom that is of enduring importance is the freedom of intelligence, that is to say, freedom of observation and of judgement.- John Dewey, “quoted in the book ‘Multipliers’”</text:p>
      <text:p text:style-name="Text_20_body"/>
      <text:p text:style-name="P13">428.  It has been said that after meeting with the great British Prime Minister William Ewart Gladstone, you left feeling he was the smartest person in the world, but after meeting with his rival Benjamin Disraeli, you left thinking you were the smartest person.- Bono ““The 2009 Time 100: The World’s Most Influential People”, Time, May 11, 2009, quoted in the book “Multipliers””</text:p>
      <text:p text:style-name="Text_20_body"/>
      <text:p text:style-name="P13">429.  I not only use all the brains that I have, but all that I can borrow. - Woodrow Wilson, “quoted in the book “Multipliers””</text:p>
      <text:p text:style-name="Text_20_body"/>
      <text:p text:style-name="P13">430.  Tyrants create a tense environment that is full of stress and anxiety.  Liberators, on the hand, create an intense environment that requires concentration, diligence and energy. - Liz Wiseman, <text:soft-page-break/>“Multipliers”</text:p>
      <text:p text:style-name="Text_20_body"/>
      <text:p text:style-name="P13">431.  How smart you are is defined by how clearly you can see the intellect of others.- C.K. Prahalad, “quoted in the book “Multipliers””</text:p>
      <text:p text:style-name="Text_20_body"/>
      <text:p text:style-name="P13">432.  Do all the good you can and make as little fuss as possible- Charles Dickens</text:p>
      <text:p text:style-name="Text_20_body"/>
      <text:p text:style-name="P13">433.  If I had one hour to save the world I would spend 55 minutes defining the problem and only 5 minutes finding the solution- Albert Einstein</text:p>
      <text:p text:style-name="Text_20_body"/>
      <text:p text:style-name="P13">434. To harbor anger is like drinking poison and waiting for the other person to die.- Jeffrey Holland, “former President of BYU-Provo,  “Living after the True Manner of Happiness”, address given at BYU-Idaho Sept 23 2014”</text:p>
      <text:p text:style-name="Text_20_body"/>
      <text:p text:style-name="P2"><text:span text:style-name="T11">435.  </text:span><text:span text:style-name="T19">“</text:span><text:span text:style-name="T10">Throughout history, poverty is the normal condition of man. Advances which permit this norm to be exceeded (here and there, now and then) are the work of an extremely small minority, frequently despised, often condemned, and almost always opposed by all right thinking people. Whenever this tiny minority is kept from creating, or (as sometimes happens) is driven out of a society, the people then slip back into abject poverty. This is known as ‘bad luck.’” - Robert Heinlein</text:span></text:p>
      <text:p text:style-name="Text_20_body"/>
      <text:p text:style-name="P2"><text:span text:style-name="T1">436. </text:span><text:span text:style-name="T2">As the essayist E.B. White once wrote, “Luck is not something you can mention in the presence of self made men.” Some people are of course quick to acknowledge the good fortune they’ve enjoyed along their paths to the top. But White was surely correct that such people are in the minority. More commonly, successful people overestimate their responsibility for whatever successes they achieve.- Knowledge at Wharton, “Quality Digest, November 9, 2017”</text:span></text:p>
      <text:p text:style-name="Text_20_body"/>
      <text:p text:style-name="P10">437.  Whether it is an established industry, government, or religion, the people who hold the power will fight to keep it. They get to choose the direction and will reward those who follow without question. Those who are in charge of established organizations control the resources that enable them to preserve their way of doing things. This is why major corporations love regulation. They can afford it, but newcomers and upstarts cannot.- Robert Wilson</text:p>
      <text:p text:style-name="Text_20_body"/>
      <text:p text:style-name="P10">438.  Men will pursue their interest...It is as easy to change human nature, as to oppose the strong current of the selfish passions.  A wise legislator will gently divert the channel, and direct it, if possible, to the public good. - Alexander Hamilton</text:p>
      <text:p text:style-name="Text_20_body"/>
      <text:p text:style-name="P2"><text:span text:style-name="T2">439. </text:span><text:span text:style-name="T1">God's world already has more than enough people who can't wait for 5 o'clock to come so they </text:span><text:soft-page-break/><text:span text:style-name="T1">can now go and do what they really want to do. It doesn't need us to swell that crowd.</text:span></text:p>
      <text:p text:style-name="Text_20_body"/>
      <text:p text:style-name="P7">440. Masculinity is not something given to you, but something you gain. And you gain it by winning small battles with honor.  -Norman Mailer</text:p>
      <text:p text:style-name="Text_20_body"/>
      <text:p text:style-name="P7">441. “I dreamed of an enterprise with great opportunity for all who would join it, a virile organization that would foster self fulfillment and which would multiply the capabilities of the individuals comprising it beyond their mere sum.” - Bill Gore,” co-founder of W.L. Gore and Associates”</text:p>
      <text:p text:style-name="Text_20_body"/>
      <text:p text:style-name="P7">442. Courage is rightly esteemed the first of human qualities because it is the quality which guarantees all others.-  Winston Churchill</text:p>
      <text:p text:style-name="Text_20_body"/>
      <text:p text:style-name="P7">443. “the untutored gestures of children are more exquisite than the accomplished ceremony of courts.” - Edmund Trowbridge Dana,”1805”</text:p>
      <text:p text:style-name="Text_20_body"/>
      <text:p text:style-name="P20"><text:span text:style-name="T3">445.</text:span><text:span text:style-name="T8">  “</text:span><text:span text:style-name="T3">These Things Take Time” - Kent Jordan  “I added ‘These’. The context is people changing”</text:span></text:p>
      <text:p text:style-name="Text_20_body"/>
      <text:p text:style-name="P9">446.  Commanders should be counselled, chiefly, by persons of known talent; by those who have made the art of war their particular study, and whose knowledge is derived from experience; from those who are present at the scene of action, embarked in the same ship, are sharers of the danger.  If, therefore, any one thinks himself qualified to give advice respecting the war which I am to conduct, which may prove advantageous to the public, let him not refuse his assistance to the state, but let him come with me into Macedonia. He shall be furnished with a ship, a horse, a tent; even his travelling charges will be defrayed.  But if he thinks this too much trouble, and prefers the repose of a city life to the toils of war, let him not, on land, assume the office of a pilot. The city, in itself, furnishes abundance of topics for conversation; let it confine its passion for talking within its own precincts, and rest assured that we shall pay no attention to any councils but such as shall be framed within our camp. -General Lucius Aemilius Paulus, surnamed Macedonius, “Livy History of Rome vol. 7, chap 22”.</text:p>
      <text:p text:style-name="Text_20_body"/>
      <text:p text:style-name="P9">447.  To stand firm in the face of overwhelming opposition and to continue on is the courage of faith.  And the courage of faith is the courage of progress.- Vaughn J. Featherstone</text:p>
      <text:p text:style-name="Text_20_body"/>
      <text:p text:style-name="P9">448.  Any influence of action that rebinds, that recovers and sustains such alienated persons as caring, serving, constructive people, and guides them as they build and maintain serving institutions, or that protects normal people form the hazards of alienation and gives purpose and meaning to their lives is religious.- Robert K. Greenleaf, “Seeker and Servant”</text:p>
      <text:p text:style-name="Text_20_body"/>
      <text:p text:style-name="P9">449.  Leadership is not about production (e.g., scheduling parts shipment on every tick of the clock).  It’s about bringing people together and creating a common bond. It’s about bringing together diverse groups of people, each with a different set of expectations and list of demands, and arriving at a state <text:soft-page-break/>of equilibrium.  More specifically, leadership is an act of balancing competing wills. - “The Balancing Act p. 5”</text:p>
      <text:p text:style-name="Text_20_body"/>
      <text:p text:style-name="P9">450.  The wise are not necessarily scholars, and scholars are not necessarily wise.  Intelligence has something to do with both. - Robert K Greenleaf, “Servant Leadership  p. 7”</text:p>
      <text:p text:style-name="Text_20_body"/>
      <text:p text:style-name="P9">451.  The servant leader is a servant first.  It begins with the natural feeling that one wants to serve, to serve first.  Then conscious choice brings one to aspire to lead. That person is sharply different from one who is leader first, perhaps because of the need to assuage an unusual power drive or to acquire possessions. - Robert K Greenleaf, “Seeker and Servant p. 12”</text:p>
      <text:p text:style-name="Text_20_body"/>
      <text:p text:style-name="P9">452.  There is nothing more difficult to carry out nor more doubtful of success than to initiate a new order of things.  For the reformer has enemies in all those who profit by the old order, and only lukewarm defenders in all those who would profit by the new order.- Machiavelli</text:p>
      <text:p text:style-name="Text_20_body"/>
      <text:p text:style-name="P9">453.  There is what some have referred to as shortsighted concessions; a process of giving up and giving up and giving up and hoping, and hoping and hoping that at some time the wolf will have had enough.- Alexander Solzhenitsyn</text:p>
      <text:p text:style-name="Text_20_body"/>
      <text:p text:style-name="P9">454.  Make no small plans; they have no magic to stir men’s souls.- Goethe</text:p>
      <text:p text:style-name="Text_20_body"/>
      <text:p text:style-name="P9">455.  Leaders are movers and shakers, original, inventive, unpredictable, imaginative, full of surprises that discomfit the enemy in war and the main office in peace.  Managers, on the other hand, are safe, conservative, predictable, conforming organizational men and team players, dedicated to the establishment.- Hugh Nibley</text:p>
      <text:p text:style-name="Text_20_body"/>
      <text:p text:style-name="P9">456.  No one ever managed men into battle.- Captain Grace Hopper</text:p>
      <text:p text:style-name="Text_20_body"/>
      <text:p text:style-name="P9">457.  Leadership can no more be taught than creativity or how to be a genius.  The Generalstab tried desperately for a hundred years train up a generation of leaders for the German army, but it never worked, because the men who delighted their superiors (the managers) got the high commands, while the men who delighted the lower ranks (the leaders) got reprimands.- Hugh NIbley</text:p>
      <text:p text:style-name="Text_20_body"/>
      <text:p text:style-name="P9">458.  The leader has a passion for equality.  We think of great generals from David and Alexander on down, sharing their beans with their men, calling them by their first names, marching along with them the heat, sleeping on the ground and being first over the wall.  A famous ode by a long suffering Greek soldier named Archilochus reminds us that the men in the ranks are not fooled for an instant by the executive type who thinks he is a leader.- Hugh Nibley</text:p>
      <text:p text:style-name="Text_20_body"/>
      <text:p text:style-name="P9">459. For the manager, the idea of equality is repugnant and indeed counterproductive.  Where promotion, perks, privilege and power are the name of the game, awe and reverence for rank is <text:soft-page-break/>everything and becomes the inspiration and motivation of all good men.  Where would management be without the inflexible paper processing, dress standards, attention to proper social, political and religious affiliation, vigilant watch over habits and attitudes, etc. that gratify the stockholders and satisfy security?- Hugh Nibley</text:p>
      <text:p text:style-name="Text_20_body"/>
      <text:p text:style-name="P9">460.  While management shuns equality, it feeds on mediocrity. - Hugh Nibley</text:p>
      <text:p text:style-name="Text_20_body"/>
      <text:p text:style-name="P9">461.  By converting all values to numbers, everything can be fed into the computer and handled with ease and efficiency.  “How much?” becomes the only question we need to ask. The manager “knows the price of everything and the value of nothing,”  because for him the value is the price. - Hugh Nibley</text:p>
      <text:p text:style-name="Text_20_body"/>
      <text:p text:style-name="P4"><text:span text:style-name="T1">462. </text:span><text:span text:style-name="T10">Work expands so as to fill the time available for its completion- Cyril Northcote Parkinson, “The Economist, 1955”</text:span></text:p>
      <text:p text:style-name="Text_20_body"/>
      <text:p text:style-name="P11">463. “Injelitance”:  Managers will not promote individuals who’s competence threatens their position. - C. Northcote Parkinson</text:p>
      <text:p text:style-name="Text_20_body"/>
      <text:p text:style-name="P11">464.  Delay is the deadliest form of denial- C. Northcote Parkinson</text:p>
      <text:p text:style-name="Text_20_body"/>
      <text:p text:style-name="P11">465.  Most leaders not only rely on verbal persuasion as their primary means of influence, they also draw only from a subset of the verbal repertoire.  They rely heavily on facts, figures and statistics, while completely forgetting about their most powerful verbal tools: the simple story. But who dares share anecdotes in an environment where storytelling has become verboten?  The message from the business schools is clear. Stories are for the uneducated, the weak minded, the illogical and the naive.- “The Balancing Act, p. 163”</text:p>
      <text:p text:style-name="Text_20_body"/>
      <text:p text:style-name="P11">466.  I believe the test of a great man is humility.  I do not mean by humility the doubt in one’s own personal power; but really, truly great men have the curious feeling that greatness is not in them but through them, and they see the divine in every other human soul and are foolishly, endlessly, incredibly merciful. - John Ruskin</text:p>
      <text:p text:style-name="Text_20_body"/>
      <text:p text:style-name="P11">467.  We do not conduct search and destroy hunts.  Leaders or organization's who do this do a thorough inquisition, find the people responsible, and then thoroughly embarrass them and frighten them so they will not do anything else... ever.  This is a very effective tool and virtually guarantees mediocrity. - Bob G. Gower, “Vital Speeches, p. 79.”</text:p>
      <text:p text:style-name="Text_20_body"/>
      <text:p text:style-name="P11">468. In the very beginning of any project there is first great enthusiasm, followed by doubt, then panic, then search for the guilty party, then punishing the innocent and rewarding the uninvolved.  - Original author unknown.</text:p>
      <text:p text:style-name="Text_20_body"/>
      <text:p text:style-name="P11">469. The one who engages in conversation should not debar others from participating in it, as if he <text:soft-page-break/>were entering upon a private monopoly; but, as in other things, so in a general conversation he should think it not unfair for each to have his turn. -Cicero, “De officiis (“On Duties”)”</text:p>
      <text:p text:style-name="Text_20_body"/>
      <text:p text:style-name="P11">470. When we say, then, that pleasure is the goal, we do not mean the pleasures of the prodigal or the pleasures of sensuality.- Epicurus “Letter to Menoeceus, in Laertius, Lives, 2:657.”</text:p>
      <text:p text:style-name="P11"/>
      <text:p text:style-name="P4"><text:span text:style-name="T10">471. (It is impossible to live pleasurably) “without living prudently and honourably and justly, and also without living courageously and temperately and magnanimously, and without making friends, and without being philanthropic.” - Philodemus ”(disciple of Epicurus), </text:span><text:span text:style-name="T21">On Choices and Avoidances”</text:span></text:p>
      <text:p text:style-name="Text_20_body"/>
      <text:p text:style-name="P11">472. I much prefer that my own style be my own uncultivated and rude, but made to fit, as a garment, to the measure of my mind, rather than to someone else’s, which may be more elegant, ambitious, and adorned, but one that, deriving from a greater genius, continually slips off, unfitted to the humble proportions of my intellect.- Petrarch “as quoted in Witt, In the Footsteps, p. 263.”</text:p>
      <text:p text:style-name="Text_20_body"/>
      <text:p text:style-name="P11">473. We are terrified of future catastrophes and are thrown into a continuous state of misery and anxiety, and for fear of becoming miserable, we never cease to be so, always panting for riches and never giving our souls or our bodies a moment’s peace. But those who are content with little live day by day and treat any day like a feast day. - “Letter from Poggio Braciolini written May 1416 ‘Gordan, Two Renaissance Book Hunters, pp. 26–30’”</text:p>
      <text:p text:style-name="Text_20_body"/>
      <text:p text:style-name="P11">474.  It is comforting, when winds are whipping up the waters of the vast sea, to watch from land the severe trials of another person: not that anyone’s distress is a cause of agreeable pleasure;  but it is comforting to see from what troubles you yourself are exempt...nothing is more blissful than to occupy the heights effectively fortified by the teaching of the wise, tranquil sanctuaries from which you can look down upon others and see them wandering everywhere in their random search for the way of life, competing for intellectual eminence, disputing about rank, and striving night and day with prodigious effort to scale the summit of wealth and to secure power. -Lucretius, “On The Nature of Things (2:1–13)”</text:p>
      <text:p text:style-name="Text_20_body"/>
      <text:p text:style-name="P11">475. That’s how the scientific method works, always revising what we thought we knew, eventually casting aside the emotional hoopla, and ultimately granting us not a measure of truth so much as a better approximation of reality.- Eric J. Chaisson, “Harvard University astrophysicist, The Atlantic, letters to the editor, November 2018”</text:p>
      <text:p text:style-name="Text_20_body"/>
      <text:p text:style-name="P11">478.  Just as in the music of harps and flutes or in the voices of singers a certain harmony of the different tones must be maintained...so also a state is made harmonious by agreement among dissimilar elements.  This is brought about by a fair and reasonable blending of the upper, middle and lower classes, just as if they were musical tones. What musicians call harmony in song is concord in a state.- Cicero, “De Republica II”</text:p>
      <text:p text:style-name="Text_20_body"/>
      <text:p text:style-name="P11">479.  Unchanging consistency of standpoint has never been considered a virtue in great statesmen.  <text:soft-page-break/>At sea it is good sailing to run before the gale, even if the ship cannot make harbor; but if she can make harbor by changing tack, only a fool would risk shipwreck by holding to the original course rather than change it and still reach his destination.  Similarly, while all of us as statesmen should set before our eyes the goal of peace with honor to which I have so often pointed, it is our aim, not our language, which must always be the same.- Cicero” Letters to his Friends 20 (I9)”</text:p>
      <text:p text:style-name="Text_20_body"/>
      <text:p text:style-name="P11">480.  Law is the highest reason, implanted in nature, which commands what ought to be done and forbids the opposite.  This reason, when firmly fixed and fully developed in the human mind, is Law. And so...Law is intelligence whose natural function it is to command right conduct and forbid wrongdoing.- Cicero “On Law I 6”</text:p>
      <text:p text:style-name="Text_20_body"/>
      <text:p text:style-name="P11">481. Virtue is reason fully developed.- Cicero “On Law I 16”</text:p>
      <text:p text:style-name="Text_20_body"/>
      <text:p text:style-name="P11">482. Religious controversies are always productive of more acrimony and irreconcilable hatreds than those which spring from any other cause; and I was not without hopes that the enlightened and liberal policy of the present age would have put an effectual stop to contentions of this kind.- George Washington</text:p>
      <text:p text:style-name="Text_20_body"/>
      <text:p text:style-name="P11">483. Progressive politics is distinguishable from religious fundamentalism only in that it resembles a quasi pagan hodgepodge of cults and deities. At its center is submission to the benevolence, wisdom, and sacred power of the State. There is a Cult of Equality and a Diversity Mystery Rite. There are not one, but two versions of original sin; racism and crimes against Gaia, as well as an End Times mania connected with the second. There is a canon of sacred texts whose dogma brooks no dissent. There are witch trials and rituals of confession and expiation for the sin of Whiteness. There are saints and martyrs, priests and heretics, a Satan, and briefly a Messiah. The euphoria of 2008 and the apocalyptic panic of 2016 are two sides of the same essentially religious experience.- E. M. Oblomov, “www.city-journal.org April 6 2019”</text:p>
      <text:p text:style-name="Text_20_body"/>
      <text:p text:style-name="P18">484. “When women and men start to think, the first step in progress is taken.”- Elizabeth Cady Stanton, “Seneca Falls Convention, July 19-20 1848”</text:p>
      <text:p text:style-name="Text_20_body"/>
      <text:p text:style-name="P4"><text:span text:style-name="T22">485. </text:span><text:span text:style-name="T16">Make no little plans; they have no magic to stir men's blood</text:span><text:span text:style-name="T19"> </text:span><text:span text:style-name="T15">and probably themselves will not be realized. Make big plans; aim high in hope and work, remembering that a noble, logical diagram once recorded will never die, but long after we are gone be a living thing, asserting itself with ever growing insistency.</text:span><text:span text:style-name="T22">- Daniel Hudson Burnham, “architect for the Chicago World Fair, as reported in the </text:span><text:span text:style-name="T18">Chicago Record-Herald</text:span><text:span text:style-name="T15">, Oct 15, 1910.”</text:span></text:p>
      <text:p text:style-name="Text_20_body"/>
      <text:p text:style-name="P14">486. Reason by degrees submits to absurdity as the eye is in time accommodated to darkness. - Samuel Johnson</text:p>
      <text:p text:style-name="Text_20_body"/>
      <text:p text:style-name="P14">487. Unhappy is he who depends on success to be happy.  For such a person, the end of a successful career is the end of the line.  His destiny is to die of bitterness or to search for more success in other <text:soft-page-break/>careers and to go on living from success to success until he falls dead.  In this case, there will not be life after success. - Alex Dias Rebeiro, “Formula 1 race-car driver, quoted by Arthur C. Brooks, The Atlantic, July 2019”</text:p>
      <text:p text:style-name="Text_20_body"/>
      <text:p text:style-name="P14">488.  Principle of Psychoprofessional Gravitation: The agony of professional oblivion is directly related to the height of professional prestige previously achieved, and to one’s emotional attachment to that prestige.  -Arthur C. Brooks, “The Atlantic, July 2019”</text:p>
      <text:p text:style-name="Text_20_body"/>
      <text:p text:style-name="P20"><text:span text:style-name="T17">490.  To begin depriving death of its greatest advantage over us, let us deprive death of its strangeness, let us frequent it, let us get used to it; let us have nothing more often in mind than death, - Michel de Montaigne</text:span></text:p>
      <text:p text:style-name="Text_20_body"/>
      <text:p text:style-name="P15"><text:span text:style-name="T25">491.  There is no inherent value in any piece of data because all information is meaningless in itself. Why? Because information doesn’t tell you what to do.- </text:span><text:s/><text:span text:style-name="T25">Beau Lotto</text:span></text:p>
      <text:p text:style-name="Text_20_body"/>
      <text:p text:style-name="P11">492. The great affairs of life are not performed by physical strength, or activity, or nimbleness of body, but by deliberation, character, expression of opinion. - Cicero. “On Old Age”</text:p>
      <text:p text:style-name="Text_20_body"/>
      <text:p text:style-name="P11">493. Intellect is the best gift of nature or God: to this divine gift and endowment there is nothing so inimical as pleasure. For when appetite is our master, there is no place for self control; nor where pleasure reigns supreme can virtue hold its ground. -Cicero, “On Old Age”</text:p>
      <text:p text:style-name="Text_20_body"/>
      <text:p text:style-name="P11">494. if we were unable to scorn pleasure by the aid of reason and philosophy, we ought to have been very grateful to old age for depriving us of all inclination for that which it was wrong to do. For pleasure hinders thought, is a foe to reason, and, so to speak, blinds the eyes of the mind. It is,moreover, entirely alien to virtue. - Cicero, “On Old Age”</text:p>
      <text:p text:style-name="Text_20_body"/>
      <text:p text:style-name="P15"><text:span text:style-name="T23">495. In a guilt culture you know you are good or bad by what your conscience feels. In a shame culture you know you are good or bad by what your community says about you, by whether it honors or excludes you. … [In the shame culture,] moral life is not built on the continuum of right and wrong; it’s built on the continuum of inclusion and exclusion</text:span>“… <text:span text:style-name="T23">Everybody is perpetually insecure in a moral system based on inclusion and exclusion. There are no permanent standards, just the shifting judgment of the crowd. It is a culture of oversensitivity, overreaction and frequent moral panics, during which everybody feels compelled to go along...</text:span>“<text:span text:style-name="T23">The guilt culture could be harsh, but at least you could hate the sin and still love the sinner. The modern shame culture allegedly values inclusion and tolerance, but it can be strangely unmerciful to those who disagree and to those who don’t fit in.” - David Brooks,” New York Times, March 15, 2016”</text:span></text:p>
      <text:p text:style-name="Text_20_body"/>
      <text:p text:style-name="P20"><text:span text:style-name="T13">496. We can all acknowledge that a sedentary lifestyle, poor nutrition, and “toxic” habits contribute to abysmal American health care outcomes. But maybe the American attitude toward health care is not the fundamental cause. This attitude might be a reflection of larger social and cultural forces in our country. Americans have long been known for entitlement and a flair for dramatic heroism. Our </text:span><text:soft-page-break/><text:span text:style-name="T13">healthcare system amplifies those traits, with its emphasis on high cost and high intervention care over preventative care and lifestyle changes. We demonize figures of authority and are inherently skeptical of advice from experts. Easily offended, we insist on ensuring comfort rather than knowing truth. Creating cultural change will require far more than simply modifying healthcare incentives. Treating the problem is usually more difficult than treating the symptoms. - David J. Berman, M.D. “letters to the editor, Atlantic magazine Aug 2019”</text:span></text:p>
      <text:p text:style-name="Text_20_body"/>
      <text:p text:style-name="P11">497. But I quit life as I would an inn, not as I would a home. For nature has given us a place of entertainment, not of residence. - Cicero, “ On Old Age”</text:p>
      <text:p text:style-name="Text_20_body"/>
      <text:p text:style-name="P11">498. But if I am wrong in thinking the human soul immortal, I am glad to be wrong; nor will I allow the mistake which gives me so much pleasure to be wrested from me as long as I live. - Cicero, “On Old Age”</text:p>
      <text:p text:style-name="Text_20_body"/>
      <text:p text:style-name="P11">499. Friendship can only exist between good men - Cicero, “On Friendship”</text:p>
      <text:p text:style-name="Text_20_body"/>
      <text:p text:style-name="P11">500. “We must concern ourselves with the facts of everyday life as we find it, not imaginary and ideal perfections”. - Cicero, “On Friendship”, contradicting the Greek notion that to be good we had to be wise.</text:p>
      <text:p text:style-name="Text_20_body"/>
      <text:p text:style-name="P11">501. if we wish to avoid anxiety we must avoid virtue itself, which necessarily involves some anxious thoughts in showing its loathing and abhorrence for the qualities which are opposite to itself, as kindness for ill nature, self control for licentiousness, courage for cowardice. - Cicero, “ On Friendship”</text:p>
      <text:p text:style-name="Text_20_body"/>
      <text:p text:style-name="P11">502. the hour of need shews the friend indeed,” - Ennius, “quoted inCicero ‘On Friendship’”</text:p>
      <text:p text:style-name="Text_20_body"/>
      <text:p text:style-name="P11">503. “I go on this great republican principle, that the people will have virtue and intelligence to select men of virtue and wisdom. Is there no virtue among us? If there be not, we are in a wretched situation. No theoretical checks—no form of government can render us secure. To suppose that any form of government will secure liberty or happiness without any virtue in the people, is a chimerical idea.”- James Madison, “Virginia Convention to ratify Constitution, Friday June 20 1788, Elliots Debates”.</text:p>
      <text:p text:style-name="Text_20_body"/>
      <text:p text:style-name="P11">504. Wherefore, I must again and again repeat, you must satisfy your judgment before engaging your affections: not love first and judge afterwards. We suffer from carelessness in many of our undertakings: in none more than in selecting and cultivating our friends. - Cicero, “On Friendship”</text:p>
      <text:p text:style-name="Text_20_body"/>
      <text:p text:style-name="P11">505. Compliance gets us friends, plain speaking hate. - Terence, “quoted by Cicero in ‘On Friendship’”</text:p>
      <text:p text:style-name="Text_20_body"/>
      <text:p text:style-name="P11">506.  There are people who owe more to bitter enemies than to apparently pleasant friends: the former often speak the truth, the latter never. - Cato, “quoted by Cicero in One Friendship’”</text:p>
      <text:p text:style-name="Text_20_body"/>
      <text:p text:style-name="P11"><text:soft-page-break/>507. To be conservative, then, is to prefer the familiar to the unknown, to prefer the tried to the untried, fact to mystery, the actual to the possible, the limited to the unbounded, the near to the distant, the sufficient to the superabundant, the convenient to the perfect, present laughter to Utopian bliss. Familiar relationships and loyalties will be preferred to the allure of more profitable attachments; to acquire and to enlarge will be less important than to keep, to cultivate and to enjoy; the grief of loss will be more acute than the excitement of novelty or promise. - Michael Oakeshott " On Being Conservativ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Monson</meta:initial-creator>
    <meta:creation-date>2020-01-21T13:45:45.14</meta:creation-date>
    <dc:date>2020-01-21T15:27:45.56</dc:date>
    <dc:creator>Ryan Monson</dc:creator>
    <meta:editing-duration>PT1H11M38S</meta:editing-duration>
    <meta:editing-cycles>6</meta:editing-cycles>
    <meta:generator>OpenOffice/4.1.6$Win32 OpenOffice.org_project/416m1$Build-9790</meta:generator>
    <meta:document-statistic meta:table-count="0" meta:image-count="0" meta:object-count="0" meta:page-count="44" meta:paragraph-count="555" meta:word-count="16393" meta:character-count="96462"/>
  </office:meta>
</office:document-meta>
</file>